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807in"/>
    </style:style>
    <style:style style:name="co2" style:family="table-column">
      <style:table-column-properties fo:break-before="auto" style:column-width="3.5098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445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site.no</text:p>
          </table:table-cell>
          <table:table-cell office:value-type="string">
            <text:p>station.nm</text:p>
          </table:table-cell>
          <table:table-cell office:value-type="string">
            <text:p>Trib.Name</text:p>
          </table:table-cell>
          <table:table-cell office:value-type="string">
            <text:p>dec.lat.va</text:p>
          </table:table-cell>
          <table:table-cell office:value-type="string">
            <text:p>dec.long.va</text:p>
          </table:table-cell>
          <table:table-cell office:value-type="string">
            <text:p>lake</text:p>
          </table:table-cell>
          <table:table-cell office:value-type="string">
            <text:p>WQ ID IF DIFFERENT</text:p>
          </table:table-cell>
          <table:table-cell office:value-type="string">
            <text:p>Country</text:p>
          </table:table-cell>
          <table:table-cell office:value-type="string">
            <text:p>Water Quality Samples</text:p>
          </table:table-cell>
          <table:table-cell office:value-type="string">
            <text:p>Streamflow</text:p>
          </table:table-cell>
          <table:table-cell office:value-type="string">
            <text:p>drain.area.va</text:p>
          </table:table-cell>
          <table:table-cell office:value-type="string">
            <text:p>tz.cd</text:p>
          </table:table-cell>
        </table:table-row>
        <table:table-row table:style-name="ro2">
          <table:table-cell table:style-name="ce2" office:value-type="string">
            <text:p>02HB021</text:p>
          </table:table-cell>
          <table:table-cell table:style-name="ce2" office:value-type="string">
            <text:p>ANCASTER CREEK AT ANCASTER</text:p>
          </table:table-cell>
          <table:table-cell table:style-name="ce2" office:value-type="string">
            <text:p>Ancaster Creek</text:p>
          </table:table-cell>
          <table:table-cell table:style-name="ce2" office:value-type="float" office:value="43.2311706542969">
            <text:p>43.2311706543</text:p>
          </table:table-cell>
          <table:table-cell table:style-name="ce2" office:value-type="float" office:value="-79.9738616943359">
            <text:p>-79.97386169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37500</text:p>
          </table:table-cell>
          <table:table-cell office:value-type="string">
            <text:p>AU SABLE RIVER NEAR AU SABLE, MI</text:p>
          </table:table-cell>
          <table:table-cell office:value-type="string">
            <text:p>Au Sable River</text:p>
          </table:table-cell>
          <table:table-cell office:value-type="float" office:value="44.43640447">
            <text:p>44.43640447</text:p>
          </table:table-cell>
          <table:table-cell office:value-type="float" office:value="-83.4338609">
            <text:p>-83.433860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739">
            <text:p>1739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D020</text:p>
          </table:table-cell>
          <table:table-cell table:style-name="ce2" office:value-type="string">
            <text:p>BALTIMORE CREEK AT BALTIMORE</text:p>
          </table:table-cell>
          <table:table-cell table:style-name="ce2" office:value-type="string">
            <text:p>Baltimore Creek</text:p>
          </table:table-cell>
          <table:table-cell table:style-name="ce2" office:value-type="float" office:value="44.0288314819336">
            <text:p>44.0288314819</text:p>
          </table:table-cell>
          <table:table-cell table:style-name="ce2" office:value-type="float" office:value="-78.1470565795898">
            <text:p>-78.14705657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J007</text:p>
          </table:table-cell>
          <table:table-cell table:style-name="ce2" office:value-type="string">
            <text:p>BAXTER CREEK AT MILLBROOK</text:p>
          </table:table-cell>
          <table:table-cell table:style-name="ce2" office:value-type="string">
            <text:p>Baxter Creek</text:p>
          </table:table-cell>
          <table:table-cell table:style-name="ce2" office:value-type="float" office:value="44.1502799987793">
            <text:p>44.1502799988</text:p>
          </table:table-cell>
          <table:table-cell table:style-name="ce2" office:value-type="float" office:value="-78.4467163085938">
            <text:p>-78.44671630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06</text:p>
          </table:table-cell>
          <table:table-cell table:style-name="ce2" office:value-type="string">
            <text:p>BEAVER CREEK NEAR MARMORA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4.5351905822754">
            <text:p>44.5351905823</text:p>
          </table:table-cell>
          <table:table-cell table:style-name="ce2" office:value-type="float" office:value="-77.6965789794922">
            <text:p>-77.69657897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8</text:p>
          </table:table-cell>
          <table:table-cell table:style-name="ce2" office:value-type="string">
            <text:p>WELLAND RIVER AT WELLANDPORT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3.0050010681152">
            <text:p>43.0050010681</text:p>
          </table:table-cell>
          <table:table-cell table:style-name="ce2" office:value-type="float" office:value="-79.4824981689453">
            <text:p>-79.48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E004</text:p>
          </table:table-cell>
          <table:table-cell table:style-name="ce2" office:value-type="string">
            <text:p>BLACK CREEK AT MILFORD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9355583190918">
            <text:p>43.9355583191</text:p>
          </table:table-cell>
          <table:table-cell table:style-name="ce2" office:value-type="float" office:value="-77.0898895263672">
            <text:p>-77.0898895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7</text:p>
          </table:table-cell>
          <table:table-cell table:style-name="ce2" office:value-type="string">
            <text:p>BLACK CREEK NEAR WES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742515563965">
            <text:p>43.6742515564</text:p>
          </table:table-cell>
          <table:table-cell table:style-name="ce2" office:value-type="float" office:value="-79.5043563842773">
            <text:p>-79.50435638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4</text:p>
          </table:table-cell>
          <table:table-cell table:style-name="ce2" office:value-type="string">
            <text:p>BLACK CREEK BELOW AC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293106079102">
            <text:p>43.6293106079</text:p>
          </table:table-cell>
          <table:table-cell table:style-name="ce2" office:value-type="float" office:value="-80.0104217529297">
            <text:p>-80.01042175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9</text:p>
          </table:table-cell>
          <table:table-cell table:style-name="ce2" office:value-type="string">
            <text:p>BLACK CREEK AT STEVENSVILLE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2.9449996948242">
            <text:p>42.9449996948</text:p>
          </table:table-cell>
          <table:table-cell table:style-name="ce2" office:value-type="float" office:value="-79.0422210693359">
            <text:p>-79.0422210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1" office:value-type="string">
            <text:p>04200500</text:p>
          </table:table-cell>
          <table:table-cell office:value-type="string">
            <text:p>Black River at Elyria OH</text:p>
          </table:table-cell>
          <table:table-cell office:value-type="string">
            <text:p>Black River</text:p>
          </table:table-cell>
          <table:table-cell office:value-type="float" office:value="41.38032368">
            <text:p>41.38032368</text:p>
          </table:table-cell>
          <table:table-cell office:value-type="float" office:value="-82.10459279">
            <text:p>-82.1045927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96">
            <text:p>396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159492</text:p>
          </table:table-cell>
          <table:table-cell office:value-type="string">
            <text:p>BLACK RIVER NEAR JEDDO, MI</text:p>
          </table:table-cell>
          <table:table-cell office:value-type="string">
            <text:p>Black River</text:p>
          </table:table-cell>
          <table:table-cell office:value-type="float" office:value="43.15252665">
            <text:p>43.15252665</text:p>
          </table:table-cell>
          <table:table-cell office:value-type="float" office:value="-82.6240918">
            <text:p>-82.6240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64">
            <text:p>464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260500</text:p>
          </table:table-cell>
          <table:table-cell office:value-type="string">
            <text:p>BLACK RIVER AT WATERTOWN NY</text:p>
          </table:table-cell>
          <table:table-cell office:value-type="string">
            <text:p>Black River</text:p>
          </table:table-cell>
          <table:table-cell office:value-type="float" office:value="43.98555556">
            <text:p>43.98555556</text:p>
          </table:table-cell>
          <table:table-cell office:value-type="float" office:value="-75.9247222">
            <text:p>-75.9247222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64">
            <text:p>1864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L003</text:p>
          </table:table-cell>
          <table:table-cell table:style-name="ce2" office:value-type="string">
            <text:p>BLACK RIVER NEAR ACTINOLITE</text:p>
          </table:table-cell>
          <table:table-cell table:style-name="ce2" office:value-type="string">
            <text:p>Black River</text:p>
          </table:table-cell>
          <table:table-cell table:style-name="ce2" office:value-type="float" office:value="44.5395812988281">
            <text:p>44.5395812988</text:p>
          </table:table-cell>
          <table:table-cell table:style-name="ce2" office:value-type="float" office:value="-77.3696365356445">
            <text:p>-77.369636535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00000</text:p>
          </table:table-cell>
          <table:table-cell office:value-type="string">
            <text:p>East Branch Black River at Elyria OH</text:p>
          </table:table-cell>
          <table:table-cell office:value-type="string">
            <text:p>Black River (East Branch)</text:p>
          </table:table-cell>
          <table:table-cell office:value-type="float" office:value="41.34754779">
            <text:p>41.34754779</text:p>
          </table:table-cell>
          <table:table-cell office:value-type="float" office:value="-82.0943144">
            <text:p>-82.0943144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17">
            <text:p>217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G003</text:p>
          </table:table-cell>
          <table:table-cell table:style-name="ce2" office:value-type="string">
            <text:p>BLACKSTOCK CREEK NEAR BLACKSTOCK</text:p>
          </table:table-cell>
          <table:table-cell table:style-name="ce2" office:value-type="string">
            <text:p>Blackstock Creek</text:p>
          </table:table-cell>
          <table:table-cell table:style-name="ce2" office:value-type="float" office:value="44.1319198608398">
            <text:p>44.1319198608</text:p>
          </table:table-cell>
          <table:table-cell table:style-name="ce2" office:value-type="float" office:value="-78.828971862793">
            <text:p>-78.82897186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E001</text:p>
          </table:table-cell>
          <table:table-cell table:style-name="ce2" office:value-type="string">
            <text:p>BLOOMFIELD CREEK AT BLOOMFIELD</text:p>
          </table:table-cell>
          <table:table-cell table:style-name="ce2" office:value-type="string">
            <text:p>Bloomfield Creek</text:p>
          </table:table-cell>
          <table:table-cell table:style-name="ce2" office:value-type="float" office:value="43.9905586242676">
            <text:p>43.9905586243</text:p>
          </table:table-cell>
          <table:table-cell table:style-name="ce2" office:value-type="float" office:value="-77.2183303833008">
            <text:p>-77.21833038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6</text:p>
          </table:table-cell>
          <table:table-cell table:style-name="ce2" office:value-type="string">
            <text:p>BOWMANVILLE CREEK AT BOWMANVILLE</text:p>
          </table:table-cell>
          <table:table-cell table:style-name="ce2" office:value-type="string">
            <text:p>Bowmanville Creek</text:p>
          </table:table-cell>
          <table:table-cell table:style-name="ce2" office:value-type="float" office:value="43.9214706420898">
            <text:p>43.9214706421</text:p>
          </table:table-cell>
          <table:table-cell table:style-name="ce2" office:value-type="float" office:value="-78.7020034790039">
            <text:p>-78.7020034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2</text:p>
          </table:table-cell>
          <table:table-cell table:style-name="ce2" office:value-type="string">
            <text:p>BRONTE CREEK AT CARLISLE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88858795166">
            <text:p>43.3888587952</text:p>
          </table:table-cell>
          <table:table-cell table:style-name="ce2" office:value-type="float" office:value="-79.9881134033203">
            <text:p>-79.98811340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6</text:p>
          </table:table-cell>
          <table:table-cell table:style-name="ce2" office:value-type="string">
            <text:p>BRONTE CREEK AT PROGRESTO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98609161377">
            <text:p>43.3986091614</text:p>
          </table:table-cell>
          <table:table-cell table:style-name="ce2" office:value-type="float" office:value="-79.9594421386719">
            <text:p>-79.959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1</text:p>
          </table:table-cell>
          <table:table-cell table:style-name="ce2" office:value-type="string">
            <text:p>BRONTE CREEK NEAR ZIMMERMA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4368896484375">
            <text:p>43.4368896484</text:p>
          </table:table-cell>
          <table:table-cell table:style-name="ce2" office:value-type="float" office:value="-79.8643264770508">
            <text:p>-79.8643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44</text:p>
          </table:table-cell>
          <table:table-cell table:style-name="ce2" office:value-type="string">
            <text:p>BROUGHAM CREEK AT BROUGHAM</text:p>
          </table:table-cell>
          <table:table-cell table:style-name="ce2" office:value-type="string">
            <text:p>Brougham Creek</text:p>
          </table:table-cell>
          <table:table-cell table:style-name="ce2" office:value-type="float" office:value="43.915828704834">
            <text:p>43.9158287048</text:p>
          </table:table-cell>
          <table:table-cell table:style-name="ce2" office:value-type="float" office:value="-79.1063919067383">
            <text:p>-79.10639190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K009</text:p>
          </table:table-cell>
          <table:table-cell table:style-name="ce2" office:value-type="string">
            <text:p>BURNLEY CREEK ABOVE WARKWORTH</text:p>
          </table:table-cell>
          <table:table-cell table:style-name="ce2" office:value-type="string">
            <text:p>Burnley Creek</text:p>
          </table:table-cell>
          <table:table-cell table:style-name="ce2" office:value-type="float" office:value="44.1968116760254">
            <text:p>44.196811676</text:p>
          </table:table-cell>
          <table:table-cell table:style-name="ce2" office:value-type="float" office:value="-77.911003112793">
            <text:p>-77.91100311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F003</text:p>
          </table:table-cell>
          <table:table-cell table:style-name="ce2" office:value-type="string">
            <text:p>BURNT RIVER NEAR BURNT RIVER</text:p>
          </table:table-cell>
          <table:table-cell table:style-name="ce2" office:value-type="string">
            <text:p>Burnt River</text:p>
          </table:table-cell>
          <table:table-cell table:style-name="ce2" office:value-type="float" office:value="44.7098617553711">
            <text:p>44.7098617554</text:p>
          </table:table-cell>
          <table:table-cell table:style-name="ce2" office:value-type="float" office:value="-78.6775283813477">
            <text:p>-78.677528381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13500</text:p>
          </table:table-cell>
          <table:table-cell office:value-type="string">
            <text:p>CATTARAUGUS CREEK AT GOWANDA NY</text:p>
          </table:table-cell>
          <table:table-cell office:value-type="string">
            <text:p>Cattaraugus Creek</text:p>
          </table:table-cell>
          <table:table-cell office:value-type="float" office:value="42.4633333">
            <text:p>42.4633333</text:p>
          </table:table-cell>
          <table:table-cell office:value-type="float" office:value="-78.9341667">
            <text:p>-78.9341667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36">
            <text:p>436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2" office:value-type="string">
            <text:p>02HC051</text:p>
          </table:table-cell>
          <table:table-cell table:style-name="ce2" office:value-type="string">
            <text:p>CENTREVILLE CREEK NEAR ALBION</text:p>
          </table:table-cell>
          <table:table-cell table:style-name="ce2" office:value-type="string">
            <text:p>Centreville Creek</text:p>
          </table:table-cell>
          <table:table-cell table:style-name="ce2" office:value-type="float" office:value="43.9244384765625">
            <text:p>43.9244384766</text:p>
          </table:table-cell>
          <table:table-cell table:style-name="ce2" office:value-type="float" office:value="-79.8344421386719">
            <text:p>-79.834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132052</text:p>
          </table:table-cell>
          <table:table-cell office:value-type="string">
            <text:p>CHEBOYGAN R (POND) AT LINCOLN AVE AT CHEBOYGAN, MI</text:p>
          </table:table-cell>
          <table:table-cell office:value-type="string">
            <text:p>Cheboygan River</text:p>
          </table:table-cell>
          <table:table-cell office:value-type="float" office:value="45.6339007">
            <text:p>45.6339007</text:p>
          </table:table-cell>
          <table:table-cell office:value-type="float" office:value="-84.4811465">
            <text:p>-84.4811465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500">
            <text:p>1500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L102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Clare River</text:p>
          </table:table-cell>
          <table:table-cell table:style-name="ce2" office:value-type="float" office:value="44.4824981689453">
            <text:p>44.4824981689</text:p>
          </table:table-cell>
          <table:table-cell table:style-name="ce2" office:value-type="float" office:value="-77.2194366455078">
            <text:p>-77.2194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65500</text:p>
          </table:table-cell>
          <table:table-cell office:value-type="string">
            <text:p>CLINTON RIVER AT MORAVIAN DRIVE AT MT. CLEMENS, MI</text:p>
          </table:table-cell>
          <table:table-cell office:value-type="string">
            <text:p>Clinton River</text:p>
          </table:table-cell>
          <table:table-cell office:value-type="float" office:value="42.5958674">
            <text:p>42.5958674</text:p>
          </table:table-cell>
          <table:table-cell office:value-type="float" office:value="-82.90881">
            <text:p>-82.9088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34">
            <text:p>734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D019</text:p>
          </table:table-cell>
          <table:table-cell table:style-name="ce2" office:value-type="string">
            <text:p>COBOURG BROOK AT COBOURG</text:p>
          </table:table-cell>
          <table:table-cell table:style-name="ce2" office:value-type="string">
            <text:p>Cobourg Brook</text:p>
          </table:table-cell>
          <table:table-cell table:style-name="ce2" office:value-type="float" office:value="43.9649391174316">
            <text:p>43.9649391174</text:p>
          </table:table-cell>
          <table:table-cell table:style-name="ce2" office:value-type="float" office:value="-78.18505859375">
            <text:p>-78.18505859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07</text:p>
          </table:table-cell>
          <table:table-cell table:style-name="ce2" office:value-type="string">
            <text:p>COLD CREEK AT ORLAND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4.1347808837891">
            <text:p>44.1347808838</text:p>
          </table:table-cell>
          <table:table-cell table:style-name="ce2" office:value-type="float" office:value="-77.7868881225586">
            <text:p>-77.786888122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3</text:p>
          </table:table-cell>
          <table:table-cell table:style-name="ce2" office:value-type="string">
            <text:p>COLD CREEK NEAR BOLTON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3.8902816772461">
            <text:p>43.8902816772</text:p>
          </table:table-cell>
          <table:table-cell table:style-name="ce2" office:value-type="float" office:value="-79.7200012207031">
            <text:p>-79.720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M005</text:p>
          </table:table-cell>
          <table:table-cell table:style-name="ce2" office:value-type="string">
            <text:p>COLLINS CREEK NEAR KINGSTON</text:p>
          </table:table-cell>
          <table:table-cell table:style-name="ce2" office:value-type="string">
            <text:p>Collins Creek</text:p>
          </table:table-cell>
          <table:table-cell table:style-name="ce2" office:value-type="float" office:value="44.2565002441406">
            <text:p>44.2565002441</text:p>
          </table:table-cell>
          <table:table-cell table:style-name="ce2" office:value-type="float" office:value="-76.6125564575195">
            <text:p>-76.61255645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B030</text:p>
          </table:table-cell>
          <table:table-cell table:style-name="ce2" office:value-type="string">
            <text:p>COOKSVILLE CREEK NEAR COOKSVILLE</text:p>
          </table:table-cell>
          <table:table-cell table:style-name="ce2" office:value-type="string">
            <text:p>Cooksville Creek</text:p>
          </table:table-cell>
          <table:table-cell table:style-name="ce2" office:value-type="float" office:value="43.5923309326172">
            <text:p>43.5923309326</text:p>
          </table:table-cell>
          <table:table-cell table:style-name="ce2" office:value-type="float" office:value="-79.623893737793">
            <text:p>-79.623893737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9</text:p>
          </table:table-cell>
          <table:table-cell table:style-name="ce2" office:value-type="string">
            <text:p>CREDIT RIVER AT STREETS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822792053223">
            <text:p>43.5822792053</text:p>
          </table:table-cell>
          <table:table-cell table:style-name="ce2" office:value-type="float" office:value="-79.7087478637695">
            <text:p>-79.70874786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6</text:p>
          </table:table-cell>
          <table:table-cell table:style-name="ce2" office:value-type="string">
            <text:p>CREDIT RIVER AT MISSISSAUGA GOLF COURS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94918823242">
            <text:p>43.5494918823</text:p>
          </table:table-cell>
          <table:table-cell table:style-name="ce2" office:value-type="float" office:value="-79.6361236572266">
            <text:p>-79.63612365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5</text:p>
          </table:table-cell>
          <table:table-cell table:style-name="ce2" office:value-type="string">
            <text:p>CREDIT RIVER AT NORVAL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6475791931152">
            <text:p>43.6475791931</text:p>
          </table:table-cell>
          <table:table-cell table:style-name="ce2" office:value-type="float" office:value="-79.8560028076172">
            <text:p>-79.8560028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8</text:p>
          </table:table-cell>
          <table:table-cell table:style-name="ce2" office:value-type="string">
            <text:p>CREDIT RIVER AT BOSTON MILLS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7735786437988">
            <text:p>43.7735786438</text:p>
          </table:table-cell>
          <table:table-cell table:style-name="ce2" office:value-type="float" office:value="-79.9268264770508">
            <text:p>-79.9268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3</text:p>
          </table:table-cell>
          <table:table-cell table:style-name="ce2" office:value-type="string">
            <text:p>CREDIT RIVER NEAR ORANGE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912696838379">
            <text:p>43.8912696838</text:p>
          </table:table-cell>
          <table:table-cell table:style-name="ce2" office:value-type="float" office:value="-80.0624008178711">
            <text:p>-80.06240081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2</text:p>
          </table:table-cell>
          <table:table-cell table:style-name="ce2" office:value-type="string">
            <text:p>CREDIT RIVER AT ERINDA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2781829834">
            <text:p>43.5427818298</text:p>
          </table:table-cell>
          <table:table-cell table:style-name="ce2" office:value-type="float" office:value="-79.6572189331055">
            <text:p>-79.6572189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1</text:p>
          </table:table-cell>
          <table:table-cell table:style-name="ce2" office:value-type="string">
            <text:p>CREDIT RIVER NEAR CATARACT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358612060547">
            <text:p>43.8358612061</text:p>
          </table:table-cell>
          <table:table-cell table:style-name="ce2" office:value-type="float" office:value="-80.0228881835938">
            <text:p>-80.022888183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0</text:p>
          </table:table-cell>
          <table:table-cell table:style-name="ce2" office:value-type="string">
            <text:p>CREDIT RIVER ERIN BRANCH ABOVE ERIN</text:p>
          </table:table-cell>
          <table:table-cell table:style-name="ce2" office:value-type="string">
            <text:p>Credit River (Erin Branch)</text:p>
          </table:table-cell>
          <table:table-cell table:style-name="ce2" office:value-type="float" office:value="43.7718086242676">
            <text:p>43.7718086243</text:p>
          </table:table-cell>
          <table:table-cell table:style-name="ce2" office:value-type="float" office:value="-80.0936431884766">
            <text:p>-80.093643188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9</text:p>
          </table:table-cell>
          <table:table-cell table:style-name="ce2" office:value-type="string">
            <text:p>CREDIT RIVER ALTON BRANCH ABOVE ALTON</text:p>
          </table:table-cell>
          <table:table-cell table:style-name="ce2" office:value-type="string">
            <text:p>Credit River Alton Branch</text:p>
          </table:table-cell>
          <table:table-cell table:style-name="ce2" office:value-type="float" office:value="43.853889465332">
            <text:p>43.8538894653</text:p>
          </table:table-cell>
          <table:table-cell table:style-name="ce2" office:value-type="float" office:value="-80.0838928222656">
            <text:p>-80.083892822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8</text:p>
          </table:table-cell>
          <table:table-cell table:style-name="ce2" office:value-type="string">
            <text:p>CREDIT RIVER WEST BRANCH AT NORVAL</text:p>
          </table:table-cell>
          <table:table-cell table:style-name="ce2" office:value-type="string">
            <text:p>Credit River West Branch</text:p>
          </table:table-cell>
          <table:table-cell table:style-name="ce2" office:value-type="float" office:value="43.6465606689453">
            <text:p>43.6465606689</text:p>
          </table:table-cell>
          <table:table-cell table:style-name="ce2" office:value-type="float" office:value="-79.8662796020508">
            <text:p>-79.8662796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K005</text:p>
          </table:table-cell>
          <table:table-cell table:style-name="ce2" office:value-type="string">
            <text:p>CROWE RIVER NEAR GLEN ALD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8444404602051">
            <text:p>44.8444404602</text:p>
          </table:table-cell>
          <table:table-cell table:style-name="ce2" office:value-type="float" office:value="-77.9311065673828">
            <text:p>-77.931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K003</text:p>
          </table:table-cell>
          <table:table-cell table:style-name="ce2" office:value-type="string">
            <text:p>CROWE RIVER AT MARMOR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481559753418">
            <text:p>44.4815597534</text:p>
          </table:table-cell>
          <table:table-cell table:style-name="ce2" office:value-type="float" office:value="-77.6848068237305">
            <text:p>-77.68480682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410832081262100</text:p>
          </table:table-cell>
          <table:table-cell office:value-type="string">
            <text:p>CUYAHOGA R AT MUNROE FALLS OH</text:p>
          </table:table-cell>
          <table:table-cell office:value-type="string">
            <text:p>Cuyahoga River</text:p>
          </table:table-cell>
          <table:table-cell office:value-type="float" office:value="41.14227838">
            <text:p>41.14227838</text:p>
          </table:table-cell>
          <table:table-cell office:value-type="float" office:value="-81.4390009">
            <text:p>-81.439000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208000</text:p>
          </table:table-cell>
          <table:table-cell office:value-type="string">
            <text:p>Cuyahoga River at Independence OH</text:p>
          </table:table-cell>
          <table:table-cell office:value-type="string">
            <text:p>Cuyahoga River</text:p>
          </table:table-cell>
          <table:table-cell office:value-type="float" office:value="41.39533087">
            <text:p>41.39533087</text:p>
          </table:table-cell>
          <table:table-cell office:value-type="float" office:value="-81.6298478">
            <text:p>-81.629847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707">
            <text:p>707</text:p>
          </table:table-cell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208504</text:p>
          </table:table-cell>
          <table:table-cell office:value-type="string">
            <text:p>Cuyahoga River near Newburgh Heights OH</text:p>
          </table:table-cell>
          <table:table-cell office:value-type="string">
            <text:p>Cuyahoga River</text:p>
          </table:table-cell>
          <table:table-cell office:value-type="float" office:value="41.46255164">
            <text:p>41.46255164</text:p>
          </table:table-cell>
          <table:table-cell office:value-type="float" office:value="-81.680963">
            <text:p>-81.68096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88">
            <text:p>788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E003</text:p>
          </table:table-cell>
          <table:table-cell table:style-name="ce2" office:value-type="string">
            <text:p>DEMORESTVILLE CREEK AT DEMORESTVILLE</text:p>
          </table:table-cell>
          <table:table-cell table:style-name="ce2" office:value-type="string">
            <text:p>Demorestville Creek</text:p>
          </table:table-cell>
          <table:table-cell table:style-name="ce2" office:value-type="float" office:value="44.0905609130859">
            <text:p>44.0905609131</text:p>
          </table:table-cell>
          <table:table-cell table:style-name="ce2" office:value-type="float" office:value="-77.210563659668">
            <text:p>-77.21056365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M002</text:p>
          </table:table-cell>
          <table:table-cell table:style-name="ce2" office:value-type="string">
            <text:p>DEPOT CREEK AT BELLROCK</text:p>
          </table:table-cell>
          <table:table-cell table:style-name="ce2" office:value-type="string">
            <text:p>Depot Creek</text:p>
          </table:table-cell>
          <table:table-cell table:style-name="ce2" office:value-type="float" office:value="44.4719200134277">
            <text:p>44.4719200134</text:p>
          </table:table-cell>
          <table:table-cell table:style-name="ce2" office:value-type="float" office:value="-76.7623596191406">
            <text:p>-76.762359619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4</text:p>
          </table:table-cell>
          <table:table-cell table:style-name="ce2" office:value-type="string">
            <text:p>DON RIVER AT TODMORDEN</text:p>
          </table:table-cell>
          <table:table-cell table:style-name="ce2" office:value-type="string">
            <text:p>Don River</text:p>
          </table:table-cell>
          <table:table-cell table:style-name="ce2" office:value-type="float" office:value="43.6858596801758">
            <text:p>43.6858596802</text:p>
          </table:table-cell>
          <table:table-cell table:style-name="ce2" office:value-type="float" office:value="-79.3615036010742">
            <text:p>-79.36150360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56</text:p>
          </table:table-cell>
          <table:table-cell table:style-name="ce2" office:value-type="string">
            <text:p>DON RIVER EAST BRANCH NEAR THORNHILL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8266105651855">
            <text:p>43.8266105652</text:p>
          </table:table-cell>
          <table:table-cell table:style-name="ce2" office:value-type="float" office:value="-79.4380798339844">
            <text:p>-79.43807983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9</text:p>
          </table:table-cell>
          <table:table-cell table:style-name="ce2" office:value-type="string">
            <text:p>LITTLE DON RIVER AT DON MILLS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574996948242">
            <text:p>43.7574996948</text:p>
          </table:table-cell>
          <table:table-cell table:style-name="ce2" office:value-type="float" office:value="-79.3450012207031">
            <text:p>-79.34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04</text:p>
          </table:table-cell>
          <table:table-cell table:style-name="ce2" office:value-type="string">
            <text:p>LITTLE DON RIVER NEAR LANSING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722206115723">
            <text:p>43.7722206116</text:p>
          </table:table-cell>
          <table:table-cell table:style-name="ce2" office:value-type="float" office:value="-79.3652801513672">
            <text:p>-79.36528015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05</text:p>
          </table:table-cell>
          <table:table-cell table:style-name="ce2" office:value-type="string">
            <text:p>DON RIVER AT YORK MILLS</text:p>
          </table:table-cell>
          <table:table-cell table:style-name="ce2" office:value-type="string">
            <text:p>Don River West Branch</text:p>
          </table:table-cell>
          <table:table-cell table:style-name="ce2" office:value-type="float" office:value="43.7402496337891">
            <text:p>43.7402496338</text:p>
          </table:table-cell>
          <table:table-cell table:style-name="ce2" office:value-type="float" office:value="-79.4031372070313">
            <text:p>-79.4031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9</text:p>
          </table:table-cell>
          <table:table-cell table:style-name="ce2" office:value-type="string">
            <text:p>DUFFINS CREEK AT AJAX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488883972168">
            <text:p>43.8488883972</text:p>
          </table:table-cell>
          <table:table-cell table:style-name="ce2" office:value-type="float" office:value="-79.0561065673828">
            <text:p>-79.056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19</text:p>
          </table:table-cell>
          <table:table-cell table:style-name="ce2" office:value-type="string">
            <text:p>DUFFINS CREEK ABOVE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912811279297">
            <text:p>43.8912811279</text:p>
          </table:table-cell>
          <table:table-cell table:style-name="ce2" office:value-type="float" office:value="-79.0592803955078">
            <text:p>-79.05928039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06</text:p>
          </table:table-cell>
          <table:table-cell table:style-name="ce2" office:value-type="string">
            <text:p>DUFFINS CREEK AT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527793884277">
            <text:p>43.8527793884</text:p>
          </table:table-cell>
          <table:table-cell table:style-name="ce2" office:value-type="float" office:value="-79.0622177124023">
            <text:p>-79.06221771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2</text:p>
          </table:table-cell>
          <table:table-cell table:style-name="ce2" office:value-type="string">
            <text:p>EAST HUMBER RIVER AT KING CREEK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9027786254883">
            <text:p>43.9027786255</text:p>
          </table:table-cell>
          <table:table-cell table:style-name="ce2" office:value-type="float" office:value="-79.6127777099609">
            <text:p>-79.61277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10</text:p>
          </table:table-cell>
          <table:table-cell table:style-name="ce2" office:value-type="string">
            <text:p>EAST HUMBER RIVER NEAR KLEINBURG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8694381713867">
            <text:p>43.8694381714</text:p>
          </table:table-cell>
          <table:table-cell table:style-name="ce2" office:value-type="float" office:value="-79.6347198486328">
            <text:p>-79.63471984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09</text:p>
          </table:table-cell>
          <table:table-cell table:style-name="ce2" office:value-type="string">
            <text:p>EAST HUMBER RIVER NEAR PINE GROVE</text:p>
          </table:table-cell>
          <table:table-cell table:style-name="ce2" office:value-type="string">
            <text:p>East Humber River</text:p>
          </table:table-cell>
          <table:table-cell table:style-name="ce2" office:value-type="float" office:value="43.7900810241699">
            <text:p>43.7900810242</text:p>
          </table:table-cell>
          <table:table-cell table:style-name="ce2" office:value-type="float" office:value="-79.5844192504883">
            <text:p>-79.584419250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4</text:p>
          </table:table-cell>
          <table:table-cell table:style-name="ce2" office:value-type="string">
            <text:p>EAST OAKVILLE CREEK NEAR OMAGH</text:p>
          </table:table-cell>
          <table:table-cell table:style-name="ce2" office:value-type="string">
            <text:p>East Sixteen Mile Creek</text:p>
          </table:table-cell>
          <table:table-cell table:style-name="ce2" office:value-type="float" office:value="43.4991683959961">
            <text:p>43.499168396</text:p>
          </table:table-cell>
          <table:table-cell table:style-name="ce2" office:value-type="float" office:value="-79.7767791748047">
            <text:p>-79.7767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H001</text:p>
          </table:table-cell>
          <table:table-cell table:style-name="ce2" office:value-type="string">
            <text:p>EELS CREEK BELOW APSLEY</text:p>
          </table:table-cell>
          <table:table-cell table:style-name="ce2" office:value-type="string">
            <text:p>Eels Creek</text:p>
          </table:table-cell>
          <table:table-cell table:style-name="ce2" office:value-type="float" office:value="44.6416702270508">
            <text:p>44.6416702271</text:p>
          </table:table-cell>
          <table:table-cell table:style-name="ce2" office:value-type="float" office:value="-78.1352767944336">
            <text:p>-78.135276794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0</text:p>
          </table:table-cell>
          <table:table-cell table:style-name="ce2" office:value-type="string">
            <text:p>ETOBICOKE CREEK BELOW QUEEN ELIZABETH HIGHWAY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01749420166">
            <text:p>43.6017494202</text:p>
          </table:table-cell>
          <table:table-cell table:style-name="ce2" office:value-type="float" office:value="-79.5563278198242">
            <text:p>-79.55632781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17</text:p>
          </table:table-cell>
          <table:table-cell table:style-name="ce2" office:value-type="string">
            <text:p>ETOBICOKE CREEK AT BRAMPTON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915817260742">
            <text:p>43.6915817261</text:p>
          </table:table-cell>
          <table:table-cell table:style-name="ce2" office:value-type="float" office:value="-79.759391784668">
            <text:p>-79.75939178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02</text:p>
          </table:table-cell>
          <table:table-cell table:style-name="ce2" office:value-type="string">
            <text:p>ETOBICOKE CREEK NEAR SUMMERVILLE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266708374023">
            <text:p>43.6266708374</text:p>
          </table:table-cell>
          <table:table-cell table:style-name="ce2" office:value-type="float" office:value="-79.5641708374023">
            <text:p>-79.5641708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D014</text:p>
          </table:table-cell>
          <table:table-cell table:style-name="ce2" office:value-type="string">
            <text:p>FAREWELL CREEK AT OSHAWA</text:p>
          </table:table-cell>
          <table:table-cell table:style-name="ce2" office:value-type="string">
            <text:p>Farewell Creek</text:p>
          </table:table-cell>
          <table:table-cell table:style-name="ce2" office:value-type="float" office:value="43.8883285522461">
            <text:p>43.8883285522</text:p>
          </table:table-cell>
          <table:table-cell table:style-name="ce2" office:value-type="float" office:value="-78.8211135864258">
            <text:p>-78.82111358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30</text:p>
          </table:table-cell>
          <table:table-cell table:style-name="ce2" office:value-type="string">
            <text:p>FOUR MILE CREEK NEAR VIRGIL</text:p>
          </table:table-cell>
          <table:table-cell table:style-name="ce2" office:value-type="string">
            <text:p>Four Mile Creek</text:p>
          </table:table-cell>
          <table:table-cell table:style-name="ce2" office:value-type="float" office:value="43.1956100463867">
            <text:p>43.1956100464</text:p>
          </table:table-cell>
          <table:table-cell table:style-name="ce2" office:value-type="float" office:value="-79.1133270263672">
            <text:p>-79.1133270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7</text:p>
          </table:table-cell>
          <table:table-cell table:style-name="ce2" office:value-type="string">
            <text:p>FOURTEEN MILE CREEK AT OAKVILLE</text:p>
          </table:table-cell>
          <table:table-cell table:style-name="ce2" office:value-type="string">
            <text:p>Fourteen Mile Creek</text:p>
          </table:table-cell>
          <table:table-cell table:style-name="ce2" office:value-type="float" office:value="43.4214515686035">
            <text:p>43.4214515686</text:p>
          </table:table-cell>
          <table:table-cell table:style-name="ce2" office:value-type="float" office:value="-79.7031478881836">
            <text:p>-79.70314788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12</text:p>
          </table:table-cell>
          <table:table-cell table:style-name="ce2" office:value-type="string">
            <text:p>GANARASKA RIVER ABOVE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909400939941">
            <text:p>43.990940094</text:p>
          </table:table-cell>
          <table:table-cell table:style-name="ce2" office:value-type="float" office:value="-78.3281936645508">
            <text:p>-78.32819366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4</text:p>
          </table:table-cell>
          <table:table-cell table:style-name="ce2" office:value-type="string">
            <text:p>NORTH WEST 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71890258789">
            <text:p>44.0171890259</text:p>
          </table:table-cell>
          <table:table-cell table:style-name="ce2" office:value-type="float" office:value="-78.4387512207031">
            <text:p>-78.43875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3</text:p>
          </table:table-cell>
          <table:table-cell table:style-name="ce2" office:value-type="string">
            <text:p>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51405334473">
            <text:p>44.0151405334</text:p>
          </table:table-cell>
          <table:table-cell table:style-name="ce2" office:value-type="float" office:value="-78.4374694824219">
            <text:p>-78.43746948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2</text:p>
          </table:table-cell>
          <table:table-cell table:style-name="ce2" office:value-type="string">
            <text:p>GANARASKA RIVER NEAR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85279083252">
            <text:p>43.9852790833</text:p>
          </table:table-cell>
          <table:table-cell table:style-name="ce2" office:value-type="float" office:value="-78.3016662597656">
            <text:p>-78.30166625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1</text:p>
          </table:table-cell>
          <table:table-cell table:style-name="ce2" office:value-type="string">
            <text:p>GANARASKA RIVER AT PORT HOP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683303833008">
            <text:p>43.9683303833</text:p>
          </table:table-cell>
          <table:table-cell table:style-name="ce2" office:value-type="float" office:value="-78.295280456543">
            <text:p>-78.29528045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31600</text:p>
          </table:table-cell>
          <table:table-cell office:value-type="string">
            <text:p>GENESEE RIVER AT FORD STREET BRIDGE, ROCHESTER NY</text:p>
          </table:table-cell>
          <table:table-cell office:value-type="string">
            <text:p>Genessee River</text:p>
          </table:table-cell>
          <table:table-cell office:value-type="float" office:value="43.1417222">
            <text:p>43.1417222</text:p>
          </table:table-cell>
          <table:table-cell office:value-type="float" office:value="-77.6163056">
            <text:p>-77.61630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474">
            <text:p>2474</text:p>
          </table:table-cell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212100</text:p>
          </table:table-cell>
          <table:table-cell office:value-type="string">
            <text:p>Grand River near Painesville OH</text:p>
          </table:table-cell>
          <table:table-cell office:value-type="string">
            <text:p>Grand River</text:p>
          </table:table-cell>
          <table:table-cell office:value-type="float" office:value="41.7189339">
            <text:p>41.7189339</text:p>
          </table:table-cell>
          <table:table-cell office:value-type="float" office:value="-81.2278789">
            <text:p>-81.227878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85">
            <text:p>685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265432</text:p>
          </table:table-cell>
          <table:table-cell office:value-type="string">
            <text:p>GRASS RIVER AT CHASE MILLS NY</text:p>
          </table:table-cell>
          <table:table-cell office:value-type="string">
            <text:p>Grass River</text:p>
          </table:table-cell>
          <table:table-cell office:value-type="float" office:value="44.84666667">
            <text:p>44.84666667</text:p>
          </table:table-cell>
          <table:table-cell office:value-type="float" office:value="-75.0780556">
            <text:p>-75.07805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98">
            <text:p>598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B028</text:p>
          </table:table-cell>
          <table:table-cell table:style-name="ce2" office:value-type="string">
            <text:p>GRINDSTONE CREEK NEAR MILLGROVE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348617553711">
            <text:p>43.3348617554</text:p>
          </table:table-cell>
          <table:table-cell table:style-name="ce2" office:value-type="float" office:value="-79.9490585327148">
            <text:p>-79.94905853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2</text:p>
          </table:table-cell>
          <table:table-cell table:style-name="ce2" office:value-type="string">
            <text:p>GRINDSTONE CREEK NEAR ALDERSHOT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06401062012">
            <text:p>43.3006401062</text:p>
          </table:table-cell>
          <table:table-cell table:style-name="ce2" office:value-type="float" office:value="-79.8690032958984">
            <text:p>-79.869003295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6</text:p>
          </table:table-cell>
          <table:table-cell table:style-name="ce2" office:value-type="string">
            <text:p>GRINDSTONE CREEK ABOVE HIGHWAY NO. 403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72204589844">
            <text:p>43.307220459</text:p>
          </table:table-cell>
          <table:table-cell table:style-name="ce2" office:value-type="float" office:value="-79.8688888549805">
            <text:p>-79.8688888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F002</text:p>
          </table:table-cell>
          <table:table-cell table:style-name="ce2" office:value-type="string">
            <text:p>GULL RIVER AT NORLAND</text:p>
          </table:table-cell>
          <table:table-cell table:style-name="ce2" office:value-type="string">
            <text:p>Gull River</text:p>
          </table:table-cell>
          <table:table-cell table:style-name="ce2" office:value-type="float" office:value="44.7318305969238">
            <text:p>44.7318305969</text:p>
          </table:table-cell>
          <table:table-cell table:style-name="ce2" office:value-type="float" office:value="-78.8180618286133">
            <text:p>-78.81806182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D013</text:p>
          </table:table-cell>
          <table:table-cell table:style-name="ce2" office:value-type="string">
            <text:p>HARMONY CREEK AT OSHAWA</text:p>
          </table:table-cell>
          <table:table-cell table:style-name="ce2" office:value-type="string">
            <text:p>Harmony Creek</text:p>
          </table:table-cell>
          <table:table-cell table:style-name="ce2" office:value-type="float" office:value="43.888858795166">
            <text:p>43.8888587952</text:p>
          </table:table-cell>
          <table:table-cell table:style-name="ce2" office:value-type="float" office:value="-78.8249435424805">
            <text:p>-78.824943542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13</text:p>
          </table:table-cell>
          <table:table-cell table:style-name="ce2" office:value-type="string">
            <text:p>HIGHLAND CREEK NEAR WEST HILL</text:p>
          </table:table-cell>
          <table:table-cell table:style-name="ce2" office:value-type="string">
            <text:p>Highland Creek</text:p>
          </table:table-cell>
          <table:table-cell table:style-name="ce2" office:value-type="float" office:value="43.778190612793">
            <text:p>43.7781906128</text:p>
          </table:table-cell>
          <table:table-cell table:style-name="ce2" office:value-type="float" office:value="-79.1914672851563">
            <text:p>-79.19146728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7</text:p>
          </table:table-cell>
          <table:table-cell table:style-name="ce2" office:value-type="string">
            <text:p>HOARDS CREEK NEAR WELLMAN</text:p>
          </table:table-cell>
          <table:table-cell table:style-name="ce2" office:value-type="string">
            <text:p>Hoards Creek</text:p>
          </table:table-cell>
          <table:table-cell table:style-name="ce2" office:value-type="float" office:value="44.3317489624023">
            <text:p>44.3317489624</text:p>
          </table:table-cell>
          <table:table-cell table:style-name="ce2" office:value-type="float" office:value="-77.6282272338867">
            <text:p>-77.62822723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57</text:p>
          </table:table-cell>
          <table:table-cell table:style-name="ce2" office:value-type="string">
            <text:p>HUMBER RIVER NEAR BALLYCROY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703102111816">
            <text:p>43.9703102112</text:p>
          </table:table-cell>
          <table:table-cell table:style-name="ce2" office:value-type="float" office:value="-79.8877182006836">
            <text:p>-79.88771820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50</text:p>
          </table:table-cell>
          <table:table-cell table:style-name="ce2" office:value-type="string">
            <text:p>CENTREVILLE CREEK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8902282715">
            <text:p>43.9288902283</text:p>
          </table:table-cell>
          <table:table-cell table:style-name="ce2" office:value-type="float" office:value="-79.8283309936523">
            <text:p>-79.82833099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7</text:p>
          </table:table-cell>
          <table:table-cell table:style-name="ce2" office:value-type="string">
            <text:p>HUMBER RIVER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5011291504">
            <text:p>43.9285011292</text:p>
          </table:table-cell>
          <table:table-cell table:style-name="ce2" office:value-type="float" office:value="-79.822998046875">
            <text:p>-79.82299804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12</text:p>
          </table:table-cell>
          <table:table-cell table:style-name="ce2" office:value-type="string">
            <text:p>HUMBER RIVER NEAR CEDAR MILLS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3294677734">
            <text:p>43.9283294678</text:p>
          </table:table-cell>
          <table:table-cell table:style-name="ce2" office:value-type="float" office:value="-79.8158264160156">
            <text:p>-79.815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03</text:p>
          </table:table-cell>
          <table:table-cell table:style-name="ce2" office:value-type="string">
            <text:p>HUMBER RIVER AT WESTON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6989402770996">
            <text:p>43.6989402771</text:p>
          </table:table-cell>
          <table:table-cell table:style-name="ce2" office:value-type="float" office:value="-79.520393371582">
            <text:p>-79.52039337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199000</text:p>
          </table:table-cell>
          <table:table-cell office:value-type="string">
            <text:p>Huron River at Milan OH</text:p>
          </table:table-cell>
          <table:table-cell office:value-type="string">
            <text:p>Huron River (Huron-Vermillion)</text:p>
          </table:table-cell>
          <table:table-cell office:value-type="float" office:value="41.3008852">
            <text:p>41.3008852</text:p>
          </table:table-cell>
          <table:table-cell office:value-type="float" office:value="-82.6082326">
            <text:p>-82.608232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71">
            <text:p>371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174500</text:p>
          </table:table-cell>
          <table:table-cell office:value-type="string">
            <text:p>HURON RIVER AT ANN ARBOR, MI</text:p>
          </table:table-cell>
          <table:table-cell office:value-type="string">
            <text:p>Huron River (St. Clair-Detroit)</text:p>
          </table:table-cell>
          <table:table-cell office:value-type="float" office:value="42.28698238">
            <text:p>42.28698238</text:p>
          </table:table-cell>
          <table:table-cell office:value-type="float" office:value="-83.7338296">
            <text:p>-83.733829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29">
            <text:p>729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J008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H004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J006</text:p>
          </table:table-cell>
          <table:table-cell table:style-name="ce2" office:value-type="string">
            <text:p>JACKSON CREEK NEAR JACKSON HEIGHTS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98297119141">
            <text:p>44.3098297119</text:p>
          </table:table-cell>
          <table:table-cell table:style-name="ce2" office:value-type="float" office:value="-78.370719909668">
            <text:p>-78.37071990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J001</text:p>
          </table:table-cell>
          <table:table-cell table:style-name="ce2" office:value-type="string">
            <text:p>JACKSON CREEK AT PETERBOROUGH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27801513672">
            <text:p>44.3027801514</text:p>
          </table:table-cell>
          <table:table-cell table:style-name="ce2" office:value-type="float" office:value="-78.3213882446289">
            <text:p>-78.32138824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6</text:p>
          </table:table-cell>
          <table:table-cell table:style-name="ce2" office:value-type="string">
            <text:p>KATABOKOKONK CREEK ABOVE LOCUST HILL</text:p>
          </table:table-cell>
          <table:table-cell table:style-name="ce2" office:value-type="string">
            <text:p>Katabokokonk Creek</text:p>
          </table:table-cell>
          <table:table-cell table:style-name="ce2" office:value-type="float" office:value="43.9186096191406">
            <text:p>43.9186096191</text:p>
          </table:table-cell>
          <table:table-cell table:style-name="ce2" office:value-type="float" office:value="-79.2261123657227">
            <text:p>-79.22611236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104</text:p>
          </table:table-cell>
          <table:table-cell table:style-name="ce2" office:value-type="string">
            <text:p>LITTLE ROUGE CREEK AT SCARBOROUGH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53</text:p>
          </table:table-cell>
          <table:table-cell table:style-name="ce2" office:value-type="string">
            <text:p>LITTLE ROUGE RIVER NEAR DICKSONS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256896972656">
            <text:p>43.9256896973</text:p>
          </table:table-cell>
          <table:table-cell table:style-name="ce2" office:value-type="float" office:value="-79.2821884155273">
            <text:p>-79.2821884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8</text:p>
          </table:table-cell>
          <table:table-cell table:style-name="ce2" office:value-type="string">
            <text:p>LITTLE ROUGE CREEK NEAR LOCUST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078903198242">
            <text:p>43.9078903198</text:p>
          </table:table-cell>
          <table:table-cell table:style-name="ce2" office:value-type="float" office:value="-79.2162780761719">
            <text:p>-79.21627807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15</text:p>
          </table:table-cell>
          <table:table-cell table:style-name="ce2" office:value-type="string">
            <text:p>ROUGE RIVER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77835083008">
            <text:p>-79.157783508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14</text:p>
          </table:table-cell>
          <table:table-cell table:style-name="ce2" office:value-type="string">
            <text:p>LITTLE ROUGE CREEK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52809143066">
            <text:p>43.8152809143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54</text:p>
          </table:table-cell>
          <table:table-cell table:style-name="ce2" office:value-type="string">
            <text:p>LYNDE CREEK AT BROOKLIN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9590797424316">
            <text:p>43.9590797424</text:p>
          </table:table-cell>
          <table:table-cell table:style-name="ce2" office:value-type="float" office:value="-78.9599685668945">
            <text:p>-78.95996856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18</text:p>
          </table:table-cell>
          <table:table-cell table:style-name="ce2" office:value-type="string">
            <text:p>LYNDE CREEK NEAR WHITBY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8754997253418">
            <text:p>43.8754997253</text:p>
          </table:table-cell>
          <table:table-cell table:style-name="ce2" office:value-type="float" office:value="-78.9603271484375">
            <text:p>-78.96032714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23</text:p>
          </table:table-cell>
          <table:table-cell table:style-name="ce2" office:value-type="string">
            <text:p>MACKIE CREEK NEAR HAMPTON</text:p>
          </table:table-cell>
          <table:table-cell table:style-name="ce2" office:value-type="string">
            <text:p>Mackie Creek</text:p>
          </table:table-cell>
          <table:table-cell table:style-name="ce2" office:value-type="float" office:value="43.9790802001953">
            <text:p>43.9790802002</text:p>
          </table:table-cell>
          <table:table-cell table:style-name="ce2" office:value-type="float" office:value="-78.6803131103516">
            <text:p>-78.680313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37</text:p>
          </table:table-cell>
          <table:table-cell table:style-name="ce2" office:value-type="string">
            <text:p>MAJOR CREEK ABOVE GREEN RIVER</text:p>
          </table:table-cell>
          <table:table-cell table:style-name="ce2" office:value-type="string">
            <text:p>Major Creek</text:p>
          </table:table-cell>
          <table:table-cell table:style-name="ce2" office:value-type="float" office:value="43.9055595397949">
            <text:p>43.9055595398</text:p>
          </table:table-cell>
          <table:table-cell table:style-name="ce2" office:value-type="float" office:value="-79.1908264160156">
            <text:p>-79.190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G001</text:p>
          </table:table-cell>
          <table:table-cell table:style-name="ce2" office:value-type="string">
            <text:p>MARIPOSA BROOK NEAR LITTLE BRITAIN</text:p>
          </table:table-cell>
          <table:table-cell table:style-name="ce2" office:value-type="string">
            <text:p>Mariposa Brook</text:p>
          </table:table-cell>
          <table:table-cell table:style-name="ce2" office:value-type="float" office:value="44.2896385192871">
            <text:p>44.2896385193</text:p>
          </table:table-cell>
          <table:table-cell table:style-name="ce2" office:value-type="float" office:value="-78.8416137695313">
            <text:p>-78.84161376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193500</text:p>
          </table:table-cell>
          <table:table-cell office:value-type="string">
            <text:p>Maumee River at Waterville OH</text:p>
          </table:table-cell>
          <table:table-cell office:value-type="string">
            <text:p>Maumee River</text:p>
          </table:table-cell>
          <table:table-cell office:value-type="float" office:value="41.5000526">
            <text:p>41.5000526</text:p>
          </table:table-cell>
          <table:table-cell office:value-type="float" office:value="-83.7127145">
            <text:p>-83.7127145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330">
            <text:p>6330</text:p>
          </table:table-cell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193490</text:p>
          </table:table-cell>
          <table:table-cell office:value-type="string">
            <text:p>Maumee River near Waterville OH</text:p>
          </table:table-cell>
          <table:table-cell office:value-type="string">
            <text:p>Maumee River</text:p>
          </table:table-cell>
          <table:table-cell office:value-type="float" office:value="41.47616368">
            <text:p>41.47616368</text:p>
          </table:table-cell>
          <table:table-cell office:value-type="float" office:value="-83.7388261">
            <text:p>-83.738826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6313">
            <text:p>6313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K011</text:p>
          </table:table-cell>
          <table:table-cell table:style-name="ce2" office:value-type="string">
            <text:p>MAYHEW CREEK NEAR TRENTON</text:p>
          </table:table-cell>
          <table:table-cell table:style-name="ce2" office:value-type="string">
            <text:p>Mayhew Creek</text:p>
          </table:table-cell>
          <table:table-cell table:style-name="ce2" office:value-type="float" office:value="44.1091690063477">
            <text:p>44.1091690063</text:p>
          </table:table-cell>
          <table:table-cell table:style-name="ce2" office:value-type="float" office:value="-77.6125335693359">
            <text:p>-77.6125335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E002</text:p>
          </table:table-cell>
          <table:table-cell table:style-name="ce2" office:value-type="string">
            <text:p>CONSECON CREEK AT ALLISONVILLE</text:p>
          </table:table-cell>
          <table:table-cell table:style-name="ce2" office:value-type="string">
            <text:p>Melville Creek</text:p>
          </table:table-cell>
          <table:table-cell table:style-name="ce2" office:value-type="float" office:value="44.0274696350098">
            <text:p>44.027469635</text:p>
          </table:table-cell>
          <table:table-cell table:style-name="ce2" office:value-type="float" office:value="-77.3668823242188">
            <text:p>-77.366882324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45</text:p>
          </table:table-cell>
          <table:table-cell table:style-name="ce2" office:value-type="string">
            <text:p>MICHELL CREEK BELOW CLAREMONT</text:p>
          </table:table-cell>
          <table:table-cell table:style-name="ce2" office:value-type="string">
            <text:p>Michell Creek</text:p>
          </table:table-cell>
          <table:table-cell table:style-name="ce2" office:value-type="float" office:value="43.961109161377">
            <text:p>43.9611091614</text:p>
          </table:table-cell>
          <table:table-cell table:style-name="ce2" office:value-type="float" office:value="-79.128059387207">
            <text:p>-79.12805938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M011</text:p>
          </table:table-cell>
          <table:table-cell table:style-name="ce2" office:value-type="string">
            <text:p>MILLHAVEN CREEK AT SYDENHAM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4133110046387">
            <text:p>44.4133110046</text:p>
          </table:table-cell>
          <table:table-cell table:style-name="ce2" office:value-type="float" office:value="-76.5948333740234">
            <text:p>-76.594833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M006</text:p>
          </table:table-cell>
          <table:table-cell table:style-name="ce2" office:value-type="string">
            <text:p>MILLHAVEN CREEK NEAR MILLHAVEN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2264213562012">
            <text:p>44.2264213562</text:p>
          </table:table-cell>
          <table:table-cell table:style-name="ce2" office:value-type="float" office:value="-76.7590637207031">
            <text:p>-76.75906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3</text:p>
          </table:table-cell>
          <table:table-cell table:style-name="ce2" office:value-type="string">
            <text:p>MIMICO CREEK AT ISLINGTON</text:p>
          </table:table-cell>
          <table:table-cell table:style-name="ce2" office:value-type="string">
            <text:p>Mimico Creek</text:p>
          </table:table-cell>
          <table:table-cell table:style-name="ce2" office:value-type="float" office:value="43.6473617553711">
            <text:p>43.6473617554</text:p>
          </table:table-cell>
          <table:table-cell table:style-name="ce2" office:value-type="float" office:value="-79.5196914672852">
            <text:p>-79.51969146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H002</text:p>
          </table:table-cell>
          <table:table-cell table:style-name="ce2" office:value-type="string">
            <text:p>MISSISSAGUA RIVER BELOW MISSISSAGUA LAKE</text:p>
          </table:table-cell>
          <table:table-cell table:style-name="ce2" office:value-type="string">
            <text:p>Mississagua River</text:p>
          </table:table-cell>
          <table:table-cell table:style-name="ce2" office:value-type="float" office:value="44.6749992370605">
            <text:p>44.6749992371</text:p>
          </table:table-cell>
          <table:table-cell table:style-name="ce2" office:value-type="float" office:value="-78.345832824707">
            <text:p>-78.34583282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104</text:p>
          </table:table-cell>
          <table:table-cell table:style-name="ce2" office:value-type="string">
            <text:p>MOIRA RIVER NEAR THOMASBURG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075012207031">
            <text:p>44.4075012207</text:p>
          </table:table-cell>
          <table:table-cell table:style-name="ce2" office:value-type="float" office:value="-77.3097229003906">
            <text:p>-77.309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101</text:p>
          </table:table-cell>
          <table:table-cell table:style-name="ce2" office:value-type="string">
            <text:p>MOIRA RIVER AT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6093139648">
            <text:p>44.488609314</text:p>
          </table:table-cell>
          <table:table-cell table:style-name="ce2" office:value-type="float" office:value="-77.3197174072266">
            <text:p>-77.31971740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007</text:p>
          </table:table-cell>
          <table:table-cell table:style-name="ce2" office:value-type="string">
            <text:p>MOIRA RIVER NEAR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468170166">
            <text:p>44.4884681702</text:p>
          </table:table-cell>
          <table:table-cell table:style-name="ce2" office:value-type="float" office:value="-77.3195266723633">
            <text:p>-77.31952667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005</text:p>
          </table:table-cell>
          <table:table-cell table:style-name="ce2" office:value-type="string">
            <text:p>MOIRA RIVER NEAR DEL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996681213379">
            <text:p>44.4996681213</text:p>
          </table:table-cell>
          <table:table-cell table:style-name="ce2" office:value-type="float" office:value="-77.6184387207031">
            <text:p>-77.618438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001</text:p>
          </table:table-cell>
          <table:table-cell table:style-name="ce2" office:value-type="string">
            <text:p>MOIRA RIVER NEAR FOXB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2536697387695">
            <text:p>44.2536697388</text:p>
          </table:table-cell>
          <table:table-cell table:style-name="ce2" office:value-type="float" office:value="-77.419189453125">
            <text:p>-77.41918945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M007</text:p>
          </table:table-cell>
          <table:table-cell table:style-name="ce2" office:value-type="string">
            <text:p>NAPANEE RIVER AT CAMDEN EAST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3347511291504">
            <text:p>44.3347511292</text:p>
          </table:table-cell>
          <table:table-cell table:style-name="ce2" office:value-type="float" office:value="-76.8388137817383">
            <text:p>-76.838813781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M001</text:p>
          </table:table-cell>
          <table:table-cell table:style-name="ce2" office:value-type="string">
            <text:p>NAPANEE RIVER NEAR NAPANEE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2775001525879">
            <text:p>44.2775001526</text:p>
          </table:table-cell>
          <table:table-cell table:style-name="ce2" office:value-type="float" office:value="-76.9286117553711">
            <text:p>-76.92861175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08</text:p>
          </table:table-cell>
          <table:table-cell table:style-name="ce2" office:value-type="string">
            <text:p>NIAGARA RIVER BELOW PEACE BRIDGE</text:p>
          </table:table-cell>
          <table:table-cell table:style-name="ce2" office:value-type="string">
            <text:p>Niagara River</text:p>
          </table:table-cell>
          <table:table-cell table:style-name="ce2" office:value-type="float" office:value="42.9116897583008">
            <text:p>42.9116897583</text:p>
          </table:table-cell>
          <table:table-cell table:style-name="ce2" office:value-type="float" office:value="-78.9087524414063">
            <text:p>-78.90875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G002</text:p>
          </table:table-cell>
          <table:table-cell table:style-name="ce2" office:value-type="string">
            <text:p>NONQUON RIVER NEAR PORT PERRY</text:p>
          </table:table-cell>
          <table:table-cell table:style-name="ce2" office:value-type="string">
            <text:p>Nonquon River</text:p>
          </table:table-cell>
          <table:table-cell table:style-name="ce2" office:value-type="float" office:value="44.0866889953613">
            <text:p>44.0866889954</text:p>
          </table:table-cell>
          <table:table-cell table:style-name="ce2" office:value-type="float" office:value="-79.0060806274414">
            <text:p>-79.00608062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D008</text:p>
          </table:table-cell>
          <table:table-cell table:style-name="ce2" office:value-type="string">
            <text:p>OSHAWA CREEK AT OSHAWA</text:p>
          </table:table-cell>
          <table:table-cell table:style-name="ce2" office:value-type="string">
            <text:p>Oshawa Creek</text:p>
          </table:table-cell>
          <table:table-cell table:style-name="ce2" office:value-type="float" office:value="43.9303092956543">
            <text:p>43.9303092957</text:p>
          </table:table-cell>
          <table:table-cell table:style-name="ce2" office:value-type="float" office:value="-78.8915328979492">
            <text:p>-78.89153289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63000</text:p>
          </table:table-cell>
          <table:table-cell office:value-type="string">
            <text:p>OSWEGATCHIE RIVER NEAR HEUVELTON NY</text:p>
          </table:table-cell>
          <table:table-cell office:value-type="string">
            <text:p>Oswegatchie River</text:p>
          </table:table-cell>
          <table:table-cell office:value-type="float" office:value="44.5994444">
            <text:p>44.5994444</text:p>
          </table:table-cell>
          <table:table-cell office:value-type="float" office:value="-75.37888889">
            <text:p>-75.3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986">
            <text:p>986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2" office:value-type="string">
            <text:p>02HA024</text:p>
          </table:table-cell>
          <table:table-cell table:style-name="ce2" office:value-type="string">
            <text:p>OSWEGO CREEK AT CANBORO</text:p>
          </table:table-cell>
          <table:table-cell table:style-name="ce2" office:value-type="string">
            <text:p>Oswego Creek</text:p>
          </table:table-cell>
          <table:table-cell table:style-name="ce2" office:value-type="float" office:value="42.9913101196289">
            <text:p>42.9913101196</text:p>
          </table:table-cell>
          <table:table-cell table:style-name="ce2" office:value-type="float" office:value="-79.6782531738281">
            <text:p>-79.67825317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49000</text:p>
          </table:table-cell>
          <table:table-cell office:value-type="string">
            <text:p>OSWEGO RIVER AT LOCK 7, OSWEGO NY</text:p>
          </table:table-cell>
          <table:table-cell office:value-type="string">
            <text:p>Oswego River</text:p>
          </table:table-cell>
          <table:table-cell office:value-type="float" office:value="43.45166667">
            <text:p>43.45166667</text:p>
          </table:table-cell>
          <table:table-cell office:value-type="float" office:value="-76.50527778">
            <text:p>-76.50527778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100">
            <text:p>5100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J002</text:p>
          </table:table-cell>
          <table:table-cell table:style-name="ce2" office:value-type="string">
            <text:p>OTONABEE RIVER AT LAKEFIELD</text:p>
          </table:table-cell>
          <table:table-cell table:style-name="ce2" office:value-type="string">
            <text:p>Otonabee River</text:p>
          </table:table-cell>
          <table:table-cell table:style-name="ce2" office:value-type="float" office:value="44.422248840332">
            <text:p>44.4222488403</text:p>
          </table:table-cell>
          <table:table-cell table:style-name="ce2" office:value-type="float" office:value="-78.275749206543">
            <text:p>-78.27574920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008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Otter Creek</text:p>
          </table:table-cell>
          <table:table-cell table:style-name="ce2" office:value-type="float" office:value="44.4968299865723">
            <text:p>44.4968299866</text:p>
          </table:table-cell>
          <table:table-cell table:style-name="ce2" office:value-type="float" office:value="-77.2275314331055">
            <text:p>-77.2275314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J003</text:p>
          </table:table-cell>
          <table:table-cell table:style-name="ce2" office:value-type="string">
            <text:p>OUSE RIVER NEAR WESTWOOD</text:p>
          </table:table-cell>
          <table:table-cell table:style-name="ce2" office:value-type="string">
            <text:p>Ouse River</text:p>
          </table:table-cell>
          <table:table-cell table:style-name="ce2" office:value-type="float" office:value="44.2980613708496">
            <text:p>44.2980613708</text:p>
          </table:table-cell>
          <table:table-cell table:style-name="ce2" office:value-type="float" office:value="-78.0449371337891">
            <text:p>-78.04493713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103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47213745117">
            <text:p>44.2847213745</text:p>
          </table:table-cell>
          <table:table-cell table:style-name="ce2" office:value-type="float" office:value="-77.3249969482422">
            <text:p>-77.32499694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L006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52783203125">
            <text:p>44.2852783203</text:p>
          </table:table-cell>
          <table:table-cell table:style-name="ce2" office:value-type="float" office:value="-77.3236083984375">
            <text:p>-77.32360839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105</text:p>
          </table:table-cell>
          <table:table-cell table:style-name="ce2" office:value-type="string">
            <text:p>PETTICOAT CREEK NEAR DUNBARTON</text:p>
          </table:table-cell>
          <table:table-cell table:style-name="ce2" office:value-type="string">
            <text:p>Petticoat Creek</text:p>
          </table:table-cell>
          <table:table-cell table:style-name="ce2" office:value-type="float" office:value="43.8347206115723">
            <text:p>43.8347206116</text:p>
          </table:table-cell>
          <table:table-cell table:style-name="ce2" office:value-type="float" office:value="-79.1486129760742">
            <text:p>-79.1486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H003</text:p>
          </table:table-cell>
          <table:table-cell table:style-name="ce2" office:value-type="string">
            <text:p>PIGEON RIVER NEAR LOTUS</text:p>
          </table:table-cell>
          <table:table-cell table:style-name="ce2" office:value-type="string">
            <text:p>Pigeon River</text:p>
          </table:table-cell>
          <table:table-cell table:style-name="ce2" office:value-type="float" office:value="44.1242790222168">
            <text:p>44.1242790222</text:p>
          </table:table-cell>
          <table:table-cell table:style-name="ce2" office:value-type="float" office:value="-78.6951065063477">
            <text:p>-78.695106506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95820</text:p>
          </table:table-cell>
          <table:table-cell office:value-type="string">
            <text:p>Portage River near Elmore OH</text:p>
          </table:table-cell>
          <table:table-cell office:value-type="string">
            <text:p>Portage River</text:p>
          </table:table-cell>
          <table:table-cell office:value-type="float" office:value="41.49116178">
            <text:p>41.49116178</text:p>
          </table:table-cell>
          <table:table-cell office:value-type="float" office:value="-83.2246454">
            <text:p>-83.2246454</text:p>
          </table:table-cell>
          <table:table-cell office:value-type="string">
            <text:p>Erie</text:p>
          </table:table-cell>
          <table:table-cell table:style-name="ce1" office:value-type="string">
            <text:p>04195500</text:p>
          </table:table-cell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94">
            <text:p>494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D018</text:p>
          </table:table-cell>
          <table:table-cell table:style-name="ce2" office:value-type="string">
            <text:p>PROCTORS CREEK NEAR BRIGHTON</text:p>
          </table:table-cell>
          <table:table-cell table:style-name="ce2" office:value-type="string">
            <text:p>Proctors Creek</text:p>
          </table:table-cell>
          <table:table-cell table:style-name="ce2" office:value-type="float" office:value="44.0598106384277">
            <text:p>44.0598106384</text:p>
          </table:table-cell>
          <table:table-cell table:style-name="ce2" office:value-type="float" office:value="-77.7444686889648">
            <text:p>-77.744468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268000</text:p>
          </table:table-cell>
          <table:table-cell office:value-type="string">
            <text:p>RAQUETTE RIVER AT RAYMONDVILLE NY</text:p>
          </table:table-cell>
          <table:table-cell office:value-type="string">
            <text:p>Raquette River</text:p>
          </table:table-cell>
          <table:table-cell office:value-type="float" office:value="44.83888889">
            <text:p>44.83888889</text:p>
          </table:table-cell>
          <table:table-cell office:value-type="float" office:value="-74.97888889">
            <text:p>-74.9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125">
            <text:p>1125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K008</text:p>
          </table:table-cell>
          <table:table-cell table:style-name="ce2" office:value-type="string">
            <text:p>RAWDON CREEK NEAR WEST HUNTINGDON</text:p>
          </table:table-cell>
          <table:table-cell table:style-name="ce2" office:value-type="string">
            <text:p>Rawdon Creek</text:p>
          </table:table-cell>
          <table:table-cell table:style-name="ce2" office:value-type="float" office:value="44.3381385803223">
            <text:p>44.3381385803</text:p>
          </table:table-cell>
          <table:table-cell table:style-name="ce2" office:value-type="float" office:value="-77.4771881103516">
            <text:p>-77.477188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A023</text:p>
          </table:table-cell>
          <table:table-cell table:style-name="ce2" office:value-type="string">
            <text:p>REDHILL CREEK AT ALBION FALLS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004699707031">
            <text:p>43.2004699707</text:p>
          </table:table-cell>
          <table:table-cell table:style-name="ce2" office:value-type="float" office:value="-79.8204727172852">
            <text:p>-79.82047271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A014</text:p>
          </table:table-cell>
          <table:table-cell table:style-name="ce2" office:value-type="string">
            <text:p>REDHILL CREEK AT HAMILTON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409706115723">
            <text:p>43.2409706116</text:p>
          </table:table-cell>
          <table:table-cell table:style-name="ce2" office:value-type="float" office:value="-79.7738876342773">
            <text:p>-79.77388763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0</text:p>
          </table:table-cell>
          <table:table-cell table:style-name="ce2" office:value-type="string">
            <text:p>REESOR CREEK NEAR ALTONA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544410705566">
            <text:p>43.9544410706</text:p>
          </table:table-cell>
          <table:table-cell table:style-name="ce2" office:value-type="float" office:value="-79.2077789306641">
            <text:p>-79.207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9</text:p>
          </table:table-cell>
          <table:table-cell table:style-name="ce2" office:value-type="string">
            <text:p>REESOR CREEK ABOVE GREEN RIVER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352798461914">
            <text:p>43.9352798462</text:p>
          </table:table-cell>
          <table:table-cell table:style-name="ce2" office:value-type="float" office:value="-79.2008285522461">
            <text:p>-79.20082855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42000</text:p>
          </table:table-cell>
          <table:table-cell office:value-type="string">
            <text:p>RIFLE RIVER NEAR STERLING, MI</text:p>
          </table:table-cell>
          <table:table-cell office:value-type="string">
            <text:p>Rifle River</text:p>
          </table:table-cell>
          <table:table-cell office:value-type="float" office:value="44.0725203">
            <text:p>44.0725203</text:p>
          </table:table-cell>
          <table:table-cell office:value-type="float" office:value="-84.0199939">
            <text:p>-84.019993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20">
            <text:p>320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176500</text:p>
          </table:table-cell>
          <table:table-cell office:value-type="string">
            <text:p>RIVER RAISIN NEAR MONROE, MI</text:p>
          </table:table-cell>
          <table:table-cell office:value-type="string">
            <text:p>River Raisin</text:p>
          </table:table-cell>
          <table:table-cell office:value-type="float" office:value="41.9606008">
            <text:p>41.9606008</text:p>
          </table:table-cell>
          <table:table-cell office:value-type="float" office:value="-83.53104619">
            <text:p>-83.5310461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042">
            <text:p>1042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166500</text:p>
          </table:table-cell>
          <table:table-cell office:value-type="string">
            <text:p>RIVER ROUGE AT DETROIT, MI</text:p>
          </table:table-cell>
          <table:table-cell office:value-type="string">
            <text:p>River Rouge</text:p>
          </table:table-cell>
          <table:table-cell office:value-type="float" office:value="42.3730923">
            <text:p>42.3730923</text:p>
          </table:table-cell>
          <table:table-cell office:value-type="float" office:value="-83.2546513">
            <text:p>-83.254651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7">
            <text:p>187</text:p>
          </table:table-cell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201500</text:p>
          </table:table-cell>
          <table:table-cell office:value-type="string">
            <text:p>Rocky River near Berea OH</text:p>
          </table:table-cell>
          <table:table-cell office:value-type="string">
            <text:p>Rocky River</text:p>
          </table:table-cell>
          <table:table-cell office:value-type="float" office:value="41.4067149">
            <text:p>41.4067149</text:p>
          </table:table-cell>
          <table:table-cell office:value-type="float" office:value="-81.8870822">
            <text:p>-81.8870822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7">
            <text:p>267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C103</text:p>
          </table:table-cell>
          <table:table-cell table:style-name="ce2" office:value-type="string">
            <text:p>ROUGE RIVER AT SCARBOROUGH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111114501953">
            <text:p>43.8111114502</text:p>
          </table:table-cell>
          <table:table-cell table:style-name="ce2" office:value-type="float" office:value="-79.1597213745117">
            <text:p>-79.15972137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2</text:p>
          </table:table-cell>
          <table:table-cell table:style-name="ce2" office:value-type="string">
            <text:p>ROUGE RIVER NEAR MARKHAM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583602905273">
            <text:p>43.8583602905</text:p>
          </table:table-cell>
          <table:table-cell table:style-name="ce2" office:value-type="float" office:value="-79.2335586547852">
            <text:p>-79.23355865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57005</text:p>
          </table:table-cell>
          <table:table-cell office:value-type="string">
            <text:p>SAGINAW RIVER AT HOLLAND AVENUE AT SAGINAW, MI</text:p>
          </table:table-cell>
          <table:table-cell office:value-type="string">
            <text:p>Saginaw River</text:p>
          </table:table-cell>
          <table:table-cell office:value-type="float" office:value="43.4219699">
            <text:p>43.4219699</text:p>
          </table:table-cell>
          <table:table-cell office:value-type="float" office:value="-83.951918">
            <text:p>-83.951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3">
          <table:table-cell table:style-name="ce1" office:value-type="string">
            <text:p>04157000</text:p>
          </table:table-cell>
          <table:table-cell office:value-type="string">
            <text:p>SAGINAW RIVER AT SAGINAW, MI</text:p>
          </table:table-cell>
          <table:table-cell office:value-type="string">
            <text:p>Saginaw River</text:p>
          </table:table-cell>
          <table:table-cell office:value-type="float" office:value="43.4128034">
            <text:p>43.4128034</text:p>
          </table:table-cell>
          <table:table-cell office:value-type="float" office:value="-83.9630294">
            <text:p>-83.9630294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060">
            <text:p>6060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M010</text:p>
          </table:table-cell>
          <table:table-cell table:style-name="ce2" office:value-type="string">
            <text:p>SALMON RIVER AT TAMWORTH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4862213134766">
            <text:p>44.4862213135</text:p>
          </table:table-cell>
          <table:table-cell table:style-name="ce2" office:value-type="float" office:value="-76.9929733276367">
            <text:p>-76.99297332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M003</text:p>
          </table:table-cell>
          <table:table-cell table:style-name="ce2" office:value-type="string">
            <text:p>SALMON RIVER NEAR SHANNONVILLE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2073097229004">
            <text:p>44.2073097229</text:p>
          </table:table-cell>
          <table:table-cell table:style-name="ce2" office:value-type="float" office:value="-77.2092514038086">
            <text:p>-77.20925140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5</text:p>
          </table:table-cell>
          <table:table-cell table:style-name="ce2" office:value-type="string">
            <text:p>SALT CREEK NEAR CODRINGTON</text:p>
          </table:table-cell>
          <table:table-cell table:style-name="ce2" office:value-type="string">
            <text:p>Salt Creek</text:p>
          </table:table-cell>
          <table:table-cell table:style-name="ce2" office:value-type="float" office:value="44.1995697021484">
            <text:p>44.1995697021</text:p>
          </table:table-cell>
          <table:table-cell table:style-name="ce2" office:value-type="float" office:value="-77.8189468383789">
            <text:p>-77.81894683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98000</text:p>
          </table:table-cell>
          <table:table-cell office:value-type="string">
            <text:p>Sandusky River near Fremont OH</text:p>
          </table:table-cell>
          <table:table-cell office:value-type="string">
            <text:p>Sandusky River</text:p>
          </table:table-cell>
          <table:table-cell office:value-type="float" office:value="41.3078307">
            <text:p>41.3078307</text:p>
          </table:table-cell>
          <table:table-cell office:value-type="float" office:value="-83.1588088">
            <text:p>-83.158808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51">
            <text:p>1251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D010</text:p>
          </table:table-cell>
          <table:table-cell table:style-name="ce2" office:value-type="string">
            <text:p>SHELTER VALLEY BROOK NEAR GRAFTON</text:p>
          </table:table-cell>
          <table:table-cell table:style-name="ce2" office:value-type="string">
            <text:p>Shelter Valley Creek</text:p>
          </table:table-cell>
          <table:table-cell table:style-name="ce2" office:value-type="float" office:value="43.9918212890625">
            <text:p>43.9918212891</text:p>
          </table:table-cell>
          <table:table-cell table:style-name="ce2" office:value-type="float" office:value="-78.0010604858398">
            <text:p>-78.001060485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5</text:p>
          </table:table-cell>
          <table:table-cell table:style-name="ce2" office:value-type="string">
            <text:p>OAKVILLE CREEK AT MILTON</text:p>
          </table:table-cell>
          <table:table-cell table:style-name="ce2" office:value-type="string">
            <text:p>Sixteen Mile Creek</text:p>
          </table:table-cell>
          <table:table-cell table:style-name="ce2" office:value-type="float" office:value="43.5138893127441">
            <text:p>43.5138893127</text:p>
          </table:table-cell>
          <table:table-cell table:style-name="ce2" office:value-type="float" office:value="-79.8797225952148">
            <text:p>-79.87972259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L004</text:p>
          </table:table-cell>
          <table:table-cell table:style-name="ce2" office:value-type="string">
            <text:p>SKOOTAMATTA RIVER NEAR ACTINOLITE</text:p>
          </table:table-cell>
          <table:table-cell table:style-name="ce2" office:value-type="string">
            <text:p>Skootamatta River</text:p>
          </table:table-cell>
          <table:table-cell table:style-name="ce2" office:value-type="float" office:value="44.5495796203613">
            <text:p>44.5495796204</text:p>
          </table:table-cell>
          <table:table-cell table:style-name="ce2" office:value-type="float" office:value="-77.3280563354492">
            <text:p>-77.3280563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7</text:p>
          </table:table-cell>
          <table:table-cell table:style-name="ce2" office:value-type="string">
            <text:p>SOPER CREEK AT BOWMANVILLE</text:p>
          </table:table-cell>
          <table:table-cell table:style-name="ce2" office:value-type="string">
            <text:p>Soper Creek</text:p>
          </table:table-cell>
          <table:table-cell table:style-name="ce2" office:value-type="float" office:value="43.9022216796875">
            <text:p>43.9022216797</text:p>
          </table:table-cell>
          <table:table-cell table:style-name="ce2" office:value-type="float" office:value="-78.6725006103516">
            <text:p>-78.6725006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23</text:p>
          </table:table-cell>
          <table:table-cell table:style-name="ce2" office:value-type="string">
            <text:p>SPENCER CREEK AT HIGHWAY NO. 5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829208374023">
            <text:p>43.2829208374</text:p>
          </table:table-cell>
          <table:table-cell table:style-name="ce2" office:value-type="float" office:value="-80.0528106689453">
            <text:p>-80.0528106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5</text:p>
          </table:table-cell>
          <table:table-cell table:style-name="ce2" office:value-type="string">
            <text:p>SPENCER CREEK NEAR WESTOVER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3530807495117">
            <text:p>43.3530807495</text:p>
          </table:table-cell>
          <table:table-cell table:style-name="ce2" office:value-type="float" office:value="-80.0778884887695">
            <text:p>-80.077888488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0</text:p>
          </table:table-cell>
          <table:table-cell table:style-name="ce2" office:value-type="string">
            <text:p>SPENCER CREEK AT DUNDAS CROSSING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49993896484">
            <text:p>43.2649993896</text:p>
          </table:table-cell>
          <table:table-cell table:style-name="ce2" office:value-type="float" office:value="-79.9647216796875">
            <text:p>-79.96472167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07</text:p>
          </table:table-cell>
          <table:table-cell table:style-name="ce2" office:value-type="string">
            <text:p>SPENCER CREEK AT DUNDAS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54190063477">
            <text:p>43.2654190063</text:p>
          </table:table-cell>
          <table:table-cell table:style-name="ce2" office:value-type="float" office:value="-79.9642791748047">
            <text:p>-79.9642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269000</text:p>
          </table:table-cell>
          <table:table-cell office:value-type="string">
            <text:p>ST. REGIS RIVER AT BRASHER CENTER NY</text:p>
          </table:table-cell>
          <table:table-cell office:value-type="string">
            <text:p>St. Regis River</text:p>
          </table:table-cell>
          <table:table-cell office:value-type="float" office:value="44.8636111">
            <text:p>44.8636111</text:p>
          </table:table-cell>
          <table:table-cell office:value-type="float" office:value="-74.77888889">
            <text:p>-74.7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12">
            <text:p>612</text:p>
          </table:table-cell>
          <table:table-cell office:value-type="string">
            <text:p>EST</text:p>
          </table:table-cell>
        </table:table-row>
        <table:table-row table:style-name="ro6">
          <table:table-cell table:style-name="ce2" office:value-type="string">
            <text:p>02HA022</text:p>
          </table:table-cell>
          <table:table-cell table:style-name="ce2" office:value-type="string">
            <text:p>STONEY CREEK AT STONEY CREEK</text:p>
          </table:table-cell>
          <table:table-cell table:style-name="ce2" office:value-type="string">
            <text:p>Stoney Creek</text:p>
          </table:table-cell>
          <table:table-cell table:style-name="ce2" office:value-type="float" office:value="43.225528717041">
            <text:p>43.225528717</text:p>
          </table:table-cell>
          <table:table-cell table:style-name="ce2" office:value-type="float" office:value="-79.7511672973633">
            <text:p>-79.75116729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5</text:p>
          </table:table-cell>
          <table:table-cell table:style-name="ce2" office:value-type="string">
            <text:p>STOUFFVILLE CREEK BELOW STOUFFVILLE</text:p>
          </table:table-cell>
          <table:table-cell table:style-name="ce2" office:value-type="string">
            <text:p>Stouffville Creek</text:p>
          </table:table-cell>
          <table:table-cell table:style-name="ce2" office:value-type="float" office:value="43.9552803039551">
            <text:p>43.955280304</text:p>
          </table:table-cell>
          <table:table-cell table:style-name="ce2" office:value-type="float" office:value="-79.2324981689453">
            <text:p>-79.23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16</text:p>
          </table:table-cell>
          <table:table-cell table:style-name="ce2" office:value-type="string">
            <text:p>THREE MILE CREEK AT MOUNT HOPE</text:p>
          </table:table-cell>
          <table:table-cell table:style-name="ce2" office:value-type="string">
            <text:p>Three Mile Creek</text:p>
          </table:table-cell>
          <table:table-cell table:style-name="ce2" office:value-type="float" office:value="43.1661109924316">
            <text:p>43.1661109924</text:p>
          </table:table-cell>
          <table:table-cell table:style-name="ce2" office:value-type="float" office:value="-79.9094390869141">
            <text:p>-79.90943908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1" office:value-type="string">
            <text:p>04135020</text:p>
          </table:table-cell>
          <table:table-cell office:value-type="string">
            <text:p>THUNDER BAY RIVER AT ALPENA, MI</text:p>
          </table:table-cell>
          <table:table-cell office:value-type="string">
            <text:p>Thunder Bay River</text:p>
          </table:table-cell>
          <table:table-cell office:value-type="float" office:value="45.07084609">
            <text:p>45.07084609</text:p>
          </table:table-cell>
          <table:table-cell office:value-type="float" office:value="-83.4377532">
            <text:p>-83.4377532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40">
            <text:p>1240</text:p>
          </table:table-cell>
          <table:table-cell office:value-type="string">
            <text:p>EST</text:p>
          </table:table-cell>
        </table:table-row>
        <table:table-row table:style-name="ro1">
          <table:table-cell table:style-name="ce1" office:value-type="string">
            <text:p>04218000</text:p>
          </table:table-cell>
          <table:table-cell office:value-type="string">
            <text:p>TONAWANDA CREEK AT RAPIDS NY</text:p>
          </table:table-cell>
          <table:table-cell office:value-type="string">
            <text:p>Tonawanda Creek</text:p>
          </table:table-cell>
          <table:table-cell office:value-type="float" office:value="43.09305556">
            <text:p>43.09305556</text:p>
          </table:table-cell>
          <table:table-cell office:value-type="float" office:value="-78.6361111">
            <text:p>-78.6361111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49">
            <text:p>349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K902</text:p>
          </table:table-cell>
          <table:table-cell table:style-name="ce2" office:value-type="string">
            <text:p>TRENT RIVER AT HEALEY FALLS(SPILLWAY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3719711303711">
            <text:p>44.3719711304</text:p>
          </table:table-cell>
          <table:table-cell table:style-name="ce2" office:value-type="float" office:value="-77.7774200439453">
            <text:p>-77.77742004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4</text:p>
          </table:table-cell>
          <table:table-cell table:style-name="ce2" office:value-type="string">
            <text:p>TRENT RIVER NEAR BATAWA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738891601563">
            <text:p>44.1738891602</text:p>
          </table:table-cell>
          <table:table-cell table:style-name="ce2" office:value-type="float" office:value="-77.5891723632813">
            <text:p>-77.58917236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2</text:p>
          </table:table-cell>
          <table:table-cell table:style-name="ce2" office:value-type="string">
            <text:p>TRENT RIVER AT GLEN ROSS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94396972656">
            <text:p>44.2694396973</text:p>
          </table:table-cell>
          <table:table-cell table:style-name="ce2" office:value-type="float" office:value="-77.5827789306641">
            <text:p>-77.582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0</text:p>
          </table:table-cell>
          <table:table-cell table:style-name="ce2" office:value-type="string">
            <text:p>TRENT RIVER AT TRENTON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238288879395">
            <text:p>44.1238288879</text:p>
          </table:table-cell>
          <table:table-cell table:style-name="ce2" office:value-type="float" office:value="-77.5916366577148">
            <text:p>-77.591636657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04</text:p>
          </table:table-cell>
          <table:table-cell table:style-name="ce2" office:value-type="string">
            <text:p>TRENT RIVER AT GLEN ROSS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38893127441">
            <text:p>44.2638893127</text:p>
          </table:table-cell>
          <table:table-cell table:style-name="ce2" office:value-type="float" office:value="-77.602783203125">
            <text:p>-77.60278320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16</text:p>
          </table:table-cell>
          <table:table-cell table:style-name="ce2" office:value-type="string">
            <text:p>TROUT CREEK NEAR CAMPBELLFORD</text:p>
          </table:table-cell>
          <table:table-cell table:style-name="ce2" office:value-type="string">
            <text:p>Trout Creek</text:p>
          </table:table-cell>
          <table:table-cell table:style-name="ce2" office:value-type="float" office:value="44.3019714355469">
            <text:p>44.3019714355</text:p>
          </table:table-cell>
          <table:table-cell table:style-name="ce2" office:value-type="float" office:value="-77.8309020996094">
            <text:p>-77.83090209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31</text:p>
          </table:table-cell>
          <table:table-cell table:style-name="ce2" office:value-type="string">
            <text:p>TWELVE MILE CREEK NEAR POWER GLEN</text:p>
          </table:table-cell>
          <table:table-cell table:style-name="ce2" office:value-type="string">
            <text:p>Twelve Mile Creek</text:p>
          </table:table-cell>
          <table:table-cell table:style-name="ce2" office:value-type="float" office:value="43.1147804260254">
            <text:p>43.114780426</text:p>
          </table:table-cell>
          <table:table-cell table:style-name="ce2" office:value-type="float" office:value="-79.2745590209961">
            <text:p>-79.274559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0</text:p>
          </table:table-cell>
          <table:table-cell table:style-name="ce2" office:value-type="string">
            <text:p>TWENTY MILE CREEK ABOVE SMITHVILLE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156387329102">
            <text:p>43.1156387329</text:p>
          </table:table-cell>
          <table:table-cell table:style-name="ce2" office:value-type="float" office:value="-79.5661926269531">
            <text:p>-79.5661926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06</text:p>
          </table:table-cell>
          <table:table-cell table:style-name="ce2" office:value-type="string">
            <text:p>TWENTY MILE CREEK AT BALLS FALLS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334686279297">
            <text:p>43.1334686279</text:p>
          </table:table-cell>
          <table:table-cell table:style-name="ce2" office:value-type="float" office:value="-79.3832473754883">
            <text:p>-79.38324737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3</text:p>
          </table:table-cell>
          <table:table-cell table:style-name="ce2" office:value-type="string">
            <text:p>URFE CREEK NEAR BROUGHAM</text:p>
          </table:table-cell>
          <table:table-cell table:style-name="ce2" office:value-type="string">
            <text:p>Urfé Creek</text:p>
          </table:table-cell>
          <table:table-cell table:style-name="ce2" office:value-type="float" office:value="43.9169387817383">
            <text:p>43.9169387817</text:p>
          </table:table-cell>
          <table:table-cell table:style-name="ce2" office:value-type="float" office:value="-79.1138916015625">
            <text:p>-79.11389160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04199500</text:p>
          </table:table-cell>
          <table:table-cell office:value-type="string">
            <text:p>Vermilion River near Vermilion OH</text:p>
          </table:table-cell>
          <table:table-cell office:value-type="string">
            <text:p>Vermillion River</text:p>
          </table:table-cell>
          <table:table-cell office:value-type="float" office:value="41.38199">
            <text:p>41.38199</text:p>
          </table:table-cell>
          <table:table-cell office:value-type="float" office:value="-82.3168273">
            <text:p>-82.316827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2">
            <text:p>262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2" office:value-type="string">
            <text:p>02HA025</text:p>
          </table:table-cell>
          <table:table-cell table:style-name="ce2" office:value-type="string">
            <text:p>WELLAND RIVER AT WELLAND CANAL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2.9952812194824">
            <text:p>42.9952812195</text:p>
          </table:table-cell>
          <table:table-cell table:style-name="ce2" office:value-type="float" office:value="-79.2525024414063">
            <text:p>-79.25250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1</text:p>
          </table:table-cell>
          <table:table-cell table:style-name="ce2" office:value-type="string">
            <text:p>WELLAND RIVER NEAR BINBROOK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924987792969">
            <text:p>43.0924987793</text:p>
          </table:table-cell>
          <table:table-cell table:style-name="ce2" office:value-type="float" office:value="-79.7988891601563">
            <text:p>-79.798889160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15</text:p>
          </table:table-cell>
          <table:table-cell table:style-name="ce2" office:value-type="string">
            <text:p>WELLAND RIVER NEAR MOUNT HOPE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1705589294434">
            <text:p>43.1705589294</text:p>
          </table:table-cell>
          <table:table-cell table:style-name="ce2" office:value-type="float" office:value="-79.9475021362305">
            <text:p>-79.94750213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07</text:p>
          </table:table-cell>
          <table:table-cell table:style-name="ce2" office:value-type="string">
            <text:p>WELLAND RIVER BELOW CAISTOR CORNERS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217781066895">
            <text:p>43.0217781067</text:p>
          </table:table-cell>
          <table:table-cell table:style-name="ce2" office:value-type="float" office:value="-79.6180191040039">
            <text:p>-79.618019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106</text:p>
          </table:table-cell>
          <table:table-cell table:style-name="ce2" office:value-type="string">
            <text:p>WEST DUFFINS CREEK NEAR PICKERING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8499984741211">
            <text:p>43.8499984741</text:p>
          </table:table-cell>
          <table:table-cell table:style-name="ce2" office:value-type="float" office:value="-79.086669921875">
            <text:p>-79.08666992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1</text:p>
          </table:table-cell>
          <table:table-cell table:style-name="ce2" office:value-type="string">
            <text:p>WEST DUFFINS CREEK NEAR ALTONA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958610534668">
            <text:p>43.9586105347</text:p>
          </table:table-cell>
          <table:table-cell table:style-name="ce2" office:value-type="float" office:value="-79.1888885498047">
            <text:p>-79.18888854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8</text:p>
          </table:table-cell>
          <table:table-cell table:style-name="ce2" office:value-type="string">
            <text:p>WEST DUFFINS CREEK ABOVE GREEN RIVER</text:p>
          </table:table-cell>
          <table:table-cell table:style-name="ce2" office:value-type="string">
            <text:p>West Duffins Creek</text:p>
          </table:table-cell>
          <table:table-cell table:style-name="ce2" office:value-type="float" office:value="43.9157485961914">
            <text:p>43.9157485962</text:p>
          </table:table-cell>
          <table:table-cell table:style-name="ce2" office:value-type="float" office:value="-79.1795272827148">
            <text:p>-79.17952728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58</text:p>
          </table:table-cell>
          <table:table-cell table:style-name="ce2" office:value-type="string">
            <text:p>WEST HIGHLAND CREEK NEAR SCARBOROUGH VILLAGE</text:p>
          </table:table-cell>
          <table:table-cell table:style-name="ce2" office:value-type="string">
            <text:p>West Highland Creek</text:p>
          </table:table-cell>
          <table:table-cell table:style-name="ce2" office:value-type="float" office:value="43.7532196044922">
            <text:p>43.7532196045</text:p>
          </table:table-cell>
          <table:table-cell table:style-name="ce2" office:value-type="float" office:value="-79.2336730957031">
            <text:p>-79.23367309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4</text:p>
          </table:table-cell>
          <table:table-cell table:style-name="ce2" office:value-type="string">
            <text:p>WEST HUMBER RIVER BELOW CLAIREVILLE DAM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377815246582">
            <text:p>43.7377815247</text:p>
          </table:table-cell>
          <table:table-cell table:style-name="ce2" office:value-type="float" office:value="-79.6294403076172">
            <text:p>-79.6294403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1</text:p>
          </table:table-cell>
          <table:table-cell table:style-name="ce2" office:value-type="string">
            <text:p>WEST HUMBER RIVER AT HIGHWAY NO. 7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583618164063">
            <text:p>43.7583618164</text:p>
          </table:table-cell>
          <table:table-cell table:style-name="ce2" office:value-type="float" office:value="-79.6789398193359">
            <text:p>-79.67893981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16</text:p>
          </table:table-cell>
          <table:table-cell table:style-name="ce2" office:value-type="string">
            <text:p>WEST HUMBER RIVER NEAR WILDFIELD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8105583190918">
            <text:p>43.8105583191</text:p>
          </table:table-cell>
          <table:table-cell table:style-name="ce2" office:value-type="float" office:value="-79.7158279418945">
            <text:p>-79.7158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08</text:p>
          </table:table-cell>
          <table:table-cell table:style-name="ce2" office:value-type="string">
            <text:p>WEST HUMBER RIVER NEAR THISTLETOWN</text:p>
          </table:table-cell>
          <table:table-cell table:style-name="ce2" office:value-type="string">
            <text:p>West Humber River</text:p>
          </table:table-cell>
          <table:table-cell table:style-name="ce2" office:value-type="float" office:value="43.7305603027344">
            <text:p>43.7305603027</text:p>
          </table:table-cell>
          <table:table-cell table:style-name="ce2" office:value-type="float" office:value="-79.5541687011719">
            <text:p>-79.554168701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21</text:p>
          </table:table-cell>
          <table:table-cell table:style-name="ce2" office:value-type="string">
            <text:p>WILMOT CREEK NEAR LESKARD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4.0057182312012">
            <text:p>44.0057182312</text:p>
          </table:table-cell>
          <table:table-cell table:style-name="ce2" office:value-type="float" office:value="-78.6423263549805">
            <text:p>-78.6423263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D009</text:p>
          </table:table-cell>
          <table:table-cell table:style-name="ce2" office:value-type="string">
            <text:p>WILMOT CREEK NEAR NEWCASTLE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3.9302215576172">
            <text:p>43.9302215576</text:p>
          </table:table-cell>
          <table:table-cell table:style-name="ce2" office:value-type="float" office:value="-78.6188125610352">
            <text:p>-78.6188125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M004</text:p>
          </table:table-cell>
          <table:table-cell table:style-name="ce2" office:value-type="string">
            <text:p>WILTON CREEK NEAR NAPANEE</text:p>
          </table:table-cell>
          <table:table-cell table:style-name="ce2" office:value-type="string">
            <text:p>Wilton Creek</text:p>
          </table:table-cell>
          <table:table-cell table:style-name="ce2" office:value-type="float" office:value="44.2393112182617">
            <text:p>44.2393112183</text:p>
          </table:table-cell>
          <table:table-cell table:style-name="ce2" office:value-type="float" office:value="-76.8495330810547">
            <text:p>-76.84953308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46</text:p>
          </table:table-cell>
          <table:table-cell table:style-name="ce2" office:value-type="string">
            <text:p>WIXON CREEK BELOW ALTONA</text:p>
          </table:table-cell>
          <table:table-cell table:style-name="ce2" office:value-type="string">
            <text:p>Wixon Creek</text:p>
          </table:table-cell>
          <table:table-cell table:style-name="ce2" office:value-type="float" office:value="43.9599990844727">
            <text:p>43.9599990845</text:p>
          </table:table-cell>
          <table:table-cell table:style-name="ce2" office:value-type="float" office:value="-79.182502746582">
            <text:p>-79.1825027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802</text:p>
          </table:table-cell>
          <table:table-cell table:style-name="ce2" office:value-type="string">
            <text:p>TRENT RIVER AT HEALEY FALLS(POWER PLANT)</text:p>
          </table:table-cell>
          <table:table-cell/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K002</text:p>
          </table:table-cell>
          <table:table-cell table:style-name="ce2" office:value-type="string">
            <text:p>TRENT RIVER AT HEALEY FALLS</text:p>
          </table:table-cell>
          <table:table-cell/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J005</text:p>
          </table:table-cell>
          <table:table-cell table:style-name="ce2" office:value-type="string">
            <text:p>SQUIRREL CREEK NEAR BAILIEBORO</text:p>
          </table:table-cell>
          <table:table-cell/>
          <table:table-cell table:style-name="ce2" office:value-type="float" office:value="44.1232490539551">
            <text:p>44.123249054</text:p>
          </table:table-cell>
          <table:table-cell table:style-name="ce2" office:value-type="float" office:value="-78.388671875">
            <text:p>-78.3886718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H005</text:p>
          </table:table-cell>
          <table:table-cell table:style-name="ce2" office:value-type="string">
            <text:p>PIGEON RIVER AT OMEMEE</text:p>
          </table:table-cell>
          <table:table-cell/>
          <table:table-cell table:style-name="ce2" office:value-type="float" office:value="44.2967185974121">
            <text:p>44.2967185974</text:p>
          </table:table-cell>
          <table:table-cell table:style-name="ce2" office:value-type="float" office:value="-78.5500030517578">
            <text:p>-78.550003051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F004</text:p>
          </table:table-cell>
          <table:table-cell table:style-name="ce2" office:value-type="string">
            <text:p>BOB CREEK NEAR MINDEN</text:p>
          </table:table-cell>
          <table:table-cell/>
          <table:table-cell table:style-name="ce2" office:value-type="float" office:value="44.9352798461914">
            <text:p>44.9352798462</text:p>
          </table:table-cell>
          <table:table-cell table:style-name="ce2" office:value-type="float" office:value="-78.7686080932617">
            <text:p>-78.76860809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D022</text:p>
          </table:table-cell>
          <table:table-cell table:style-name="ce2" office:value-type="string">
            <text:p>COBOURG BROOK NEAR PRECIOUS CORNERS</text:p>
          </table:table-cell>
          <table:table-cell/>
          <table:table-cell table:style-name="ce2" office:value-type="float" office:value="43.988468170166">
            <text:p>43.9884681702</text:p>
          </table:table-cell>
          <table:table-cell table:style-name="ce2" office:value-type="float" office:value="-78.2107467651367">
            <text:p>-78.21074676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D015</text:p>
          </table:table-cell>
          <table:table-cell table:style-name="ce2" office:value-type="string">
            <text:p>LAKE ONTARIO AT COBOURG</text:p>
          </table:table-cell>
          <table:table-cell/>
          <table:table-cell table:style-name="ce2" office:value-type="float" office:value="43.9577789306641">
            <text:p>43.9577789307</text:p>
          </table:table-cell>
          <table:table-cell table:style-name="ce2" office:value-type="float" office:value="-78.1650009155273">
            <text:p>-78.1650009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114</text:p>
          </table:table-cell>
          <table:table-cell table:style-name="ce2" office:value-type="string">
            <text:p>GANATSEKIAGON CREEK NEAR PICKERING</text:p>
          </table:table-cell>
          <table:table-cell/>
          <table:table-cell table:style-name="ce2" office:value-type="float" office:value="43.8597183227539">
            <text:p>43.8597183228</text:p>
          </table:table-cell>
          <table:table-cell table:style-name="ce2" office:value-type="float" office:value="-79.0861129760742">
            <text:p>-79.0861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55</text:p>
          </table:table-cell>
          <table:table-cell table:style-name="ce2" office:value-type="string">
            <text:p>LYNDE CREEK TRIBUTARY NEAR KINSALE</text:p>
          </table:table-cell>
          <table:table-cell/>
          <table:table-cell table:style-name="ce2" office:value-type="float" office:value="43.9319686889648">
            <text:p>43.931968689</text:p>
          </table:table-cell>
          <table:table-cell table:style-name="ce2" office:value-type="float" office:value="-78.9884719848633">
            <text:p>-78.988471984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48</text:p>
          </table:table-cell>
          <table:table-cell table:style-name="ce2" office:value-type="string">
            <text:p>LAKE ONTARIO AT TORONTO</text:p>
          </table:table-cell>
          <table:table-cell/>
          <table:table-cell table:style-name="ce2" office:value-type="float" office:value="43.639778137207">
            <text:p>43.6397781372</text:p>
          </table:table-cell>
          <table:table-cell table:style-name="ce2" office:value-type="float" office:value="-79.3802795410156">
            <text:p>-79.38027954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42</text:p>
          </table:table-cell>
          <table:table-cell table:style-name="ce2" office:value-type="string">
            <text:p>GANATSEKIAGON CREEK NEAR BROUGHAM</text:p>
          </table:table-cell>
          <table:table-cell/>
          <table:table-cell table:style-name="ce2" office:value-type="float" office:value="43.9113883972168">
            <text:p>43.9113883972</text:p>
          </table:table-cell>
          <table:table-cell table:style-name="ce2" office:value-type="float" office:value="-79.1394424438477">
            <text:p>-79.13944244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6</text:p>
          </table:table-cell>
          <table:table-cell table:style-name="ce2" office:value-type="string">
            <text:p>WEST DUFFINS CREEK AT GREEN RIVER</text:p>
          </table:table-cell>
          <table:table-cell/>
          <table:table-cell table:style-name="ce2" office:value-type="float" office:value="43.9022216796875">
            <text:p>43.9022216797</text:p>
          </table:table-cell>
          <table:table-cell table:style-name="ce2" office:value-type="float" office:value="-79.1847229003906">
            <text:p>-79.184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25</text:p>
          </table:table-cell>
          <table:table-cell table:style-name="ce2" office:value-type="string">
            <text:p>HUMBER RIVER AT ELDER MILLS</text:p>
          </table:table-cell>
          <table:table-cell/>
          <table:table-cell table:style-name="ce2" office:value-type="float" office:value="43.8113098144531">
            <text:p>43.8113098145</text:p>
          </table:table-cell>
          <table:table-cell table:style-name="ce2" office:value-type="float" office:value="-79.6275787353516">
            <text:p>-79.6275787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11</text:p>
          </table:table-cell>
          <table:table-cell table:style-name="ce2" office:value-type="string">
            <text:p>HUMBER RIVER AT WOODBRIDGE</text:p>
          </table:table-cell>
          <table:table-cell/>
          <table:table-cell table:style-name="ce2" office:value-type="float" office:value="43.7852783203125">
            <text:p>43.7852783203</text:p>
          </table:table-cell>
          <table:table-cell table:style-name="ce2" office:value-type="float" office:value="-79.5902786254883">
            <text:p>-79.59027862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C007</text:p>
          </table:table-cell>
          <table:table-cell table:style-name="ce2" office:value-type="string">
            <text:p>HUMBER RIVER ABOVE EAST HUMBER RIVER</text:p>
          </table:table-cell>
          <table:table-cell/>
          <table:table-cell table:style-name="ce2" office:value-type="float" office:value="43.7916717529297">
            <text:p>43.7916717529</text:p>
          </table:table-cell>
          <table:table-cell table:style-name="ce2" office:value-type="float" office:value="-79.5950012207031">
            <text:p>-79.59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32</text:p>
          </table:table-cell>
          <table:table-cell table:style-name="ce2" office:value-type="string">
            <text:p>MOUNTSBERG CREEK BELOW MOUNTSBERG RESERVOIR</text:p>
          </table:table-cell>
          <table:table-cell/>
          <table:table-cell table:style-name="ce2" office:value-type="float" office:value="43.4548301696777">
            <text:p>43.4548301697</text:p>
          </table:table-cell>
          <table:table-cell table:style-name="ce2" office:value-type="float" office:value="-80.0458297729492">
            <text:p>-80.04582977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31</text:p>
          </table:table-cell>
          <table:table-cell table:style-name="ce2" office:value-type="string">
            <text:p>CREDIT RIVER ERIN BRANCH AT HILLSBURGH</text:p>
          </table:table-cell>
          <table:table-cell/>
          <table:table-cell table:style-name="ce2" office:value-type="float" office:value="43.7902488708496">
            <text:p>43.7902488708</text:p>
          </table:table-cell>
          <table:table-cell table:style-name="ce2" office:value-type="float" office:value="-80.143440246582">
            <text:p>-80.1434402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B017</text:p>
          </table:table-cell>
          <table:table-cell table:style-name="ce2" office:value-type="string">
            <text:p>LAKE ONTARIO AT BURLINGTON</text:p>
          </table:table-cell>
          <table:table-cell/>
          <table:table-cell table:style-name="ce2" office:value-type="float" office:value="43.2997207641602">
            <text:p>43.2997207642</text:p>
          </table:table-cell>
          <table:table-cell table:style-name="ce2" office:value-type="float" office:value="-79.7927780151367">
            <text:p>-79.79277801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7</text:p>
          </table:table-cell>
          <table:table-cell table:style-name="ce2" office:value-type="string">
            <text:p>WALKER CREEK AT ST. CATHARINES</text:p>
          </table:table-cell>
          <table:table-cell/>
          <table:table-cell table:style-name="ce2" office:value-type="float" office:value="43.2158317565918">
            <text:p>43.2158317566</text:p>
          </table:table-cell>
          <table:table-cell table:style-name="ce2" office:value-type="float" office:value="-79.2283325195313">
            <text:p>-79.22833251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26</text:p>
          </table:table-cell>
          <table:table-cell table:style-name="ce2" office:value-type="string">
            <text:p>BIG FORKS CREEK NEAR WAINFLEET</text:p>
          </table:table-cell>
          <table:table-cell/>
          <table:table-cell table:style-name="ce2" office:value-type="float" office:value="42.9488906860352">
            <text:p>42.948890686</text:p>
          </table:table-cell>
          <table:table-cell table:style-name="ce2" office:value-type="float" office:value="-79.3811111450195">
            <text:p>-79.3811111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19</text:p>
          </table:table-cell>
          <table:table-cell table:style-name="ce2" office:value-type="string">
            <text:p>WELLAND CANAL DIVERSION FROM LAKE ERIE</text:p>
          </table:table-cell>
          <table:table-cell/>
          <table:table-cell table:style-name="ce2" office:value-type="float" office:value="42.9500007629395">
            <text:p>42.9500007629</text:p>
          </table:table-cell>
          <table:table-cell table:style-name="ce2" office:value-type="float" office:value="-79.216667175293">
            <text:p>-79.216667175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18</text:p>
          </table:table-cell>
          <table:table-cell table:style-name="ce2" office:value-type="string">
            <text:p>LAKE ONTARIO AT PORT WELLER</text:p>
          </table:table-cell>
          <table:table-cell/>
          <table:table-cell table:style-name="ce2" office:value-type="float" office:value="43.236888885498">
            <text:p>43.2368888855</text:p>
          </table:table-cell>
          <table:table-cell table:style-name="ce2" office:value-type="float" office:value="-79.2196731567383">
            <text:p>-79.21967315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13</text:p>
          </table:table-cell>
          <table:table-cell table:style-name="ce2" office:value-type="string">
            <text:p>NIAGARA RIVER AT FORT ERIE</text:p>
          </table:table-cell>
          <table:table-cell/>
          <table:table-cell table:style-name="ce2" office:value-type="float" office:value="42.9302787780762">
            <text:p>42.9302787781</text:p>
          </table:table-cell>
          <table:table-cell table:style-name="ce2" office:value-type="float" office:value="-78.9141693115234">
            <text:p>-78.914169311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2HA003</text:p>
          </table:table-cell>
          <table:table-cell table:style-name="ce2" office:value-type="string">
            <text:p>NIAGARA RIVER AT QUEENSTON</text:p>
          </table:table-cell>
          <table:table-cell/>
          <table:table-cell table:style-name="ce2" office:value-type="float" office:value="43.1569404602051">
            <text:p>43.1569404602</text:p>
          </table:table-cell>
          <table:table-cell table:style-name="ce2" office:value-type="float" office:value="-79.0472183227539">
            <text:p>-79.04721832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0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8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1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14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700202</text:p>
          </table:table-cell>
          <table:table-cell table:style-name="ce2" office:value-type="string">
            <text:p>Carrut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402</text:p>
          </table:table-cell>
          <table:table-cell table:style-name="ce2" office:value-type="string">
            <text:p>Trib. to Brougham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902</text:p>
          </table:table-cell>
          <table:table-cell table:style-name="ce2" office:value-type="string">
            <text:p>Trib to 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6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7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802</text:p>
          </table:table-cell>
          <table:table-cell table:style-name="ce2" office:value-type="string">
            <text:p>Trib.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002</text:p>
          </table:table-cell>
          <table:table-cell table:style-name="ce2" office:value-type="string">
            <text:p>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2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100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2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302</text:p>
          </table:table-cell>
          <table:table-cell table:style-name="ce2" office:value-type="string">
            <text:p>Seep to Trib.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7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5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1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9102</text:p>
          </table:table-cell>
          <table:table-cell table:style-name="ce2" office:value-type="string">
            <text:p>Mill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0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89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8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7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8602</text:p>
          </table:table-cell>
          <table:table-cell table:style-name="ce2" office:value-type="string">
            <text:p>West Duffins Creek Tributary</text:p>
          </table:table-cell>
          <table:table-cell table:style-name="ce2" office:value-type="string">
            <text:p>Maj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8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4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3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1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82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8002</text:p>
          </table:table-cell>
          <table:table-cell table:style-name="ce2" office:value-type="string">
            <text:p>Reeso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4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202</text:p>
          </table:table-cell>
          <table:table-cell table:style-name="ce2" office:value-type="string">
            <text:p>Duffins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702</text:p>
          </table:table-cell>
          <table:table-cell table:style-name="ce2" office:value-type="string">
            <text:p>Duffins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71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70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69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802</text:p>
          </table:table-cell>
          <table:table-cell table:style-name="ce2" office:value-type="string">
            <text:p>Wixon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5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5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3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2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6602</text:p>
          </table:table-cell>
          <table:table-cell table:style-name="ce2" office:value-type="string">
            <text:p>Mitchel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402</text:p>
          </table:table-cell>
          <table:table-cell table:style-name="ce2" office:value-type="string">
            <text:p>Reeso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0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6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59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5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1102</text:p>
          </table:table-cell>
          <table:table-cell table:style-name="ce2" office:value-type="string">
            <text:p>Kilbr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1002</text:p>
          </table:table-cell>
          <table:table-cell table:style-name="ce2" office:value-type="string">
            <text:p>Willoughby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902</text:p>
          </table:table-cell>
          <table:table-cell table:number-columns-repeated="2" table:style-name="ce2" office:value-type="string">
            <text:p>Lime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5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6400102</text:p>
          </table:table-cell>
          <table:table-cell table:style-name="ce2" office:value-type="string">
            <text:p>Warrin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1202</text:p>
          </table:table-cell>
          <table:table-cell table:style-name="ce2" office:value-type="string">
            <text:p>Flamboro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1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29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28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883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8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4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1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1600102</text:p>
          </table:table-cell>
          <table:table-cell table:style-name="ce2" office:value-type="string">
            <text:p>Sawguin Creek</text:p>
          </table:table-cell>
          <table:table-cell table:style-name="ce2" office:value-type="string">
            <text:p>Sawgu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57002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Mel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5700102</text:p>
          </table:table-cell>
          <table:table-cell table:style-name="ce2" office:value-type="string">
            <text:p>Consecon <text:s/>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600602</text:p>
          </table:table-cell>
          <table:table-cell table:style-name="ce2" office:value-type="string">
            <text:p>Bowman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6005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4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East 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302</text:p>
          </table:table-cell>
          <table:table-cell table:style-name="ce2" office:value-type="string">
            <text:p>Oshawa Creek We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2006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0600102</text:p>
          </table:table-cell>
          <table:table-cell table:style-name="ce2" office:value-type="string">
            <text:p>Cressy Creek</text:p>
          </table:table-cell>
          <table:table-cell table:style-name="ce2" office:value-type="string">
            <text:p>Cress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11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10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1102</text:p>
          </table:table-cell>
          <table:table-cell table:style-name="ce2" office:value-type="string">
            <text:p>Ganaraska River Tributary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10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North 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802</text:p>
          </table:table-cell>
          <table:table-cell table:style-name="ce2" office:value-type="string">
            <text:p>Ganaraska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9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7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602</text:p>
          </table:table-cell>
          <table:table-cell table:style-name="ce2" office:value-type="string">
            <text:p>Ganaraska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702</text:p>
          </table:table-cell>
          <table:table-cell table:style-name="ce2" office:value-type="string">
            <text:p>Oshawa Creek Ea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6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East 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5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5900102</text:p>
          </table:table-cell>
          <table:table-cell table:number-columns-repeated="2" table:style-name="ce2" office:value-type="string">
            <text:p>Shel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4602</text:p>
          </table:table-cell>
          <table:table-cell table:style-name="ce2" office:value-type="string">
            <text:p>De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4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4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44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4302</text:p>
          </table:table-cell>
          <table:table-cell table:style-name="ce2" office:value-type="string">
            <text:p>Ouse River East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4202</text:p>
          </table:table-cell>
          <table:table-cell table:style-name="ce2" office:value-type="string">
            <text:p>Ouse River West</text:p>
          </table:table-cell>
          <table:table-cell table:style-name="ce2" office:value-type="string">
            <text:p>West 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41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5202</text:p>
          </table:table-cell>
          <table:table-cell table:style-name="ce2" office:value-type="string">
            <text:p>East Credit River</text:p>
          </table:table-cell>
          <table:table-cell table:style-name="ce2" office:value-type="string">
            <text:p>Little 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5102</text:p>
          </table:table-cell>
          <table:table-cell table:style-name="ce2" office:value-type="string">
            <text:p>Shaw's Creek</text:p>
          </table:table-cell>
          <table:table-cell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1003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21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20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9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9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7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6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5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4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9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3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3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4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4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6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2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1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5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702</text:p>
          </table:table-cell>
          <table:table-cell table:style-name="ce2" office:value-type="string">
            <text:p>Blackstock Creek</text:p>
          </table:table-cell>
          <table:table-cell table:style-name="ce2" office:value-type="string">
            <text:p>Blacksto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6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61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4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202</text:p>
          </table:table-cell>
          <table:table-cell table:style-name="ce2" office:value-type="string">
            <text:p>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102</text:p>
          </table:table-cell>
          <table:table-cell table:style-name="ce2" office:value-type="string">
            <text:p>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9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8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7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402</text:p>
          </table:table-cell>
          <table:table-cell table:style-name="ce2" office:value-type="string">
            <text:p>Trib.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8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7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2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102</text:p>
          </table:table-cell>
          <table:table-cell table:style-name="ce2" office:value-type="string">
            <text:p>Trib.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302</text:p>
          </table:table-cell>
          <table:table-cell table:style-name="ce2" office:value-type="string">
            <text:p>Trib. to Centr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0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9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5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7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6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6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3502</text:p>
          </table:table-cell>
          <table:table-cell table:style-name="ce2" office:value-type="string">
            <text:p>Tributary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702</text:p>
          </table:table-cell>
          <table:table-cell table:style-name="ce2" office:value-type="string">
            <text:p>East Humber River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4202</text:p>
          </table:table-cell>
          <table:table-cell table:style-name="ce2" office:value-type="string">
            <text:p>Tributary to Cold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4102</text:p>
          </table:table-cell>
          <table:table-cell table:style-name="ce2" office:value-type="string">
            <text:p>Cold Creek West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2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5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302</text:p>
          </table:table-cell>
          <table:table-cell table:style-name="ce2" office:value-type="string">
            <text:p>Grindston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9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1502</text:p>
          </table:table-cell>
          <table:table-cell table:style-name="ce2" office:value-type="string">
            <text:p>Strabane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5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1302</text:p>
          </table:table-cell>
          <table:table-cell table:style-name="ce2" office:value-type="string">
            <text:p>Mountsbe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802</text:p>
          </table:table-cell>
          <table:table-cell table:style-name="ce2" office:value-type="string">
            <text:p>Indi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7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1005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8005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8007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8006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2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3300502</text:p>
          </table:table-cell>
          <table:table-cell table:style-name="ce2" office:value-type="string">
            <text:p>Cobourg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4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North 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33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2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1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5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8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102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5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4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402</text:p>
          </table:table-cell>
          <table:table-cell table:style-name="ce2" office:value-type="string">
            <text:p>Grindstone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3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6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24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1402</text:p>
          </table:table-cell>
          <table:table-cell table:style-name="ce2" office:value-type="string">
            <text:p>Middle 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1202</text:p>
          </table:table-cell>
          <table:table-cell table:style-name="ce2" office:value-type="string">
            <text:p>West 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702</text:p>
          </table:table-cell>
          <table:table-cell table:style-name="ce2" office:value-type="string">
            <text:p>West Channe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5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12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101</text:p>
          </table:table-cell>
          <table:table-cell table:style-name="ce2" office:value-type="string">
            <text:p>Moira Lake</text:p>
          </table:table-cell>
          <table:table-cell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002</text:p>
          </table:table-cell>
          <table:table-cell table:number-columns-repeated="2" table:style-name="ce2" office:value-type="string">
            <text:p>Black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0902</text:p>
          </table:table-cell>
          <table:table-cell table:style-name="ce2" office:value-type="string">
            <text:p>Skootamotta River</text:p>
          </table:table-cell>
          <table:table-cell table:style-name="ce2" office:value-type="string">
            <text:p>Skootamatt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802</text:p>
          </table:table-cell>
          <table:table-cell table:number-columns-repeated="2" table:style-name="ce2" office:value-type="string">
            <text:p>Sulph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702</text:p>
          </table:table-cell>
          <table:table-cell table:style-name="ce2" office:value-type="string">
            <text:p>Clar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0501</text:p>
          </table:table-cell>
          <table:table-cell table:style-name="ce2" office:value-type="string">
            <text:p>Stoco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302</text:p>
          </table:table-cell>
          <table:table-cell table:style-name="ce2" office:value-type="string">
            <text:p>Moira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02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53602</text:p>
          </table:table-cell>
          <table:table-cell table:style-name="ce2" office:value-type="string">
            <text:p>Cav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0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2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2502</text:p>
          </table:table-cell>
          <table:table-cell table:number-columns-repeated="2" table:style-name="ce2" office:value-type="string">
            <text:p>Rutherfor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2402</text:p>
          </table:table-cell>
          <table:table-cell table:style-name="ce2" office:value-type="string">
            <text:p>McLaren Creek</text:p>
          </table:table-cell>
          <table:table-cell table:style-name="ce2" office:value-type="string">
            <text:p>McLar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2302</text:p>
          </table:table-cell>
          <table:table-cell table:number-columns-repeated="2" table:style-name="ce2" office:value-type="string">
            <text:p>Hawk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2202</text:p>
          </table:table-cell>
          <table:table-cell table:number-columns-repeated="2" table:style-name="ce2" office:value-type="string">
            <text:p>Mart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2102</text:p>
          </table:table-cell>
          <table:table-cell table:style-name="ce2" office:value-type="string">
            <text:p>Emil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20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1902</text:p>
          </table:table-cell>
          <table:table-cell table:style-name="ce2" office:value-type="string">
            <text:p>Mariposa Broo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18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1701</text:p>
          </table:table-cell>
          <table:table-cell table:style-name="ce2" office:value-type="string">
            <text:p>Twin Sister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16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1420</text:p>
          </table:table-cell>
          <table:table-cell table:style-name="ce2" office:value-type="string">
            <text:p>Centre Lake Water Supply</text:p>
          </table:table-cell>
          <table:table-cell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1302</text:p>
          </table:table-cell>
          <table:table-cell table:style-name="ce2" office:value-type="string">
            <text:p>Trib. Creek to Deer Creek</text:p>
          </table:table-cell>
          <table:table-cell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1201</text:p>
          </table:table-cell>
          <table:table-cell table:style-name="ce2" office:value-type="string">
            <text:p>Auger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1101</text:p>
          </table:table-cell>
          <table:table-cell table:style-name="ce2" office:value-type="string">
            <text:p>Centre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1083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9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8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7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6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501</text:p>
          </table:table-cell>
          <table:table-cell table:style-name="ce2" office:value-type="string">
            <text:p>Bow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10401</text:p>
          </table:table-cell>
          <table:table-cell table:style-name="ce2" office:value-type="string">
            <text:p>Bow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03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02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01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00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99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9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Farada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9702</text:p>
          </table:table-cell>
          <table:table-cell table:style-name="ce2" office:value-type="string">
            <text:p>Steenburg Creek</text:p>
          </table:table-cell>
          <table:table-cell table:style-name="ce2" office:value-type="string">
            <text:p>Bas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96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95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94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92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91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9001</text:p>
          </table:table-cell>
          <table:table-cell table:style-name="ce2" office:value-type="string">
            <text:p>Paudash Lake Narrows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902</text:p>
          </table:table-cell>
          <table:table-cell table:style-name="ce2" office:value-type="string">
            <text:p>Crow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802</text:p>
          </table:table-cell>
          <table:table-cell table:style-name="ce2" office:value-type="string">
            <text:p>Chandos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87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6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4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2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81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8002</text:p>
          </table:table-cell>
          <table:table-cell table:style-name="ce2" office:value-type="string">
            <text:p>Ouse River Tributary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7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802</text:p>
          </table:table-cell>
          <table:table-cell table:style-name="ce2" office:value-type="string">
            <text:p>Plato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7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4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2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71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70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9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66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6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402</text:p>
          </table:table-cell>
          <table:table-cell table:style-name="ce2" office:value-type="string">
            <text:p>Bentle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302</text:p>
          </table:table-cell>
          <table:table-cell table:style-name="ce2" office:value-type="string">
            <text:p>Bentle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202</text:p>
          </table:table-cell>
          <table:table-cell table:style-name="ce2" office:value-type="string">
            <text:p>Bow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6102</text:p>
          </table:table-cell>
          <table:table-cell table:style-name="ce2" office:value-type="string">
            <text:p>Centre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6002</text:p>
          </table:table-cell>
          <table:table-cell table:number-columns-repeated="2" table:style-name="ce2" office:value-type="string">
            <text:p>De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5901</text:p>
          </table:table-cell>
          <table:table-cell table:style-name="ce2" office:value-type="string">
            <text:p>Paudash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802</text:p>
          </table:table-cell>
          <table:table-cell table:number-columns-repeated="2" table:style-name="ce2" office:value-type="string">
            <text:p>Farre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6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5402</text:p>
          </table:table-cell>
          <table:table-cell table:style-name="ce2" office:value-type="string">
            <text:p>Balsam Lake Outlet</text:p>
          </table:table-cell>
          <table:table-cell table:style-name="ce2" office:value-type="string">
            <text:p>Rosedal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5302</text:p>
          </table:table-cell>
          <table:table-cell table:style-name="ce2" office:value-type="string">
            <text:p>Nogies Creek</text:p>
          </table:table-cell>
          <table:table-cell table:style-name="ce2" office:value-type="string">
            <text:p>Nogie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52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102</text:p>
          </table:table-cell>
          <table:table-cell table:number-columns-repeated="2" table:style-name="ce2" office:value-type="string">
            <text:p>J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50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4602</text:p>
          </table:table-cell>
          <table:table-cell table:style-name="ce2" office:value-type="string">
            <text:p>Cold Creek</text:p>
          </table:table-cell>
          <table:table-cell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4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43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2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1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40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3902</text:p>
          </table:table-cell>
          <table:table-cell table:style-name="ce2" office:value-type="string">
            <text:p>Scugog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8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702</text:p>
          </table:table-cell>
          <table:table-cell table:style-name="ce2" office:value-type="string">
            <text:p>Head Lake Outlet</text:p>
          </table:table-cell>
          <table:table-cell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502</text:p>
          </table:table-cell>
          <table:table-cell table:style-name="ce2" office:value-type="string">
            <text:p>Twelve Mile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302</text:p>
          </table:table-cell>
          <table:table-cell table:number-columns-repeated="2"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3202</text:p>
          </table:table-cell>
          <table:table-cell table:style-name="ce2" office:value-type="string">
            <text:p>Gull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3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3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902</text:p>
          </table:table-cell>
          <table:table-cell table:style-name="ce2" office:value-type="string">
            <text:p>Burnt River Tributary</text:p>
          </table:table-cell>
          <table:table-cell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802</text:p>
          </table:table-cell>
          <table:table-cell table:style-name="ce2" office:value-type="string">
            <text:p>Burnt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702</text:p>
          </table:table-cell>
          <table:table-cell table:style-name="ce2" office:value-type="string">
            <text:p>Salerno Lake Out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602</text:p>
          </table:table-cell>
          <table:table-cell table:style-name="ce2" office:value-type="string">
            <text:p>Salerno Lake In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5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2302</text:p>
          </table:table-cell>
          <table:table-cell table:style-name="ce2" office:value-type="string">
            <text:p>Cameron Lake Outlet</text:p>
          </table:table-cell>
          <table:table-cell table:style-name="ce2" office:value-type="string">
            <text:p>Fenel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2202</text:p>
          </table:table-cell>
          <table:table-cell table:style-name="ce2" office:value-type="string">
            <text:p>Beaver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50002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2102</text:p>
          </table:table-cell>
          <table:table-cell table:style-name="ce2" office:value-type="string">
            <text:p>Sturgeon Lake Outlet</text:p>
          </table:table-cell>
          <table:table-cell table:style-name="ce2" office:value-type="string">
            <text:p>Bobcay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2002</text:p>
          </table:table-cell>
          <table:table-cell table:style-name="ce2" office:value-type="string">
            <text:p>Catchacoma Lake</text:p>
          </table:table-cell>
          <table:table-cell table:style-name="ce2" office:value-type="string">
            <text:p>Catchacoma Narrows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9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1802</text:p>
          </table:table-cell>
          <table:table-cell table:style-name="ce2" office:value-type="string">
            <text:p>Buckhorn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1702</text:p>
          </table:table-cell>
          <table:table-cell table:style-name="ce2" office:value-type="string">
            <text:p>Lovesick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1602</text:p>
          </table:table-cell>
          <table:table-cell table:style-name="ce2" office:value-type="string">
            <text:p>Clear Lake Outle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14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3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2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183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1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10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9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08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07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6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402</text:p>
          </table:table-cell>
          <table:table-cell table:style-name="ce2" office:value-type="string">
            <text:p>Tren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00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002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1400102</text:p>
          </table:table-cell>
          <table:table-cell table:style-name="ce2" office:value-type="string">
            <text:p>Desmorestville Creek</text:p>
          </table:table-cell>
          <table:table-cell table:style-name="ce2" office:value-type="string">
            <text:p>Demorest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0800202</text:p>
          </table:table-cell>
          <table:table-cell table:number-columns-repeated="2" table:style-name="ce2" office:value-type="string">
            <text:p>Mars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0800102</text:p>
          </table:table-cell>
          <table:table-cell table:style-name="ce2" office:value-type="string">
            <text:p>Pic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1202</text:p>
          </table:table-cell>
          <table:table-cell table:style-name="ce2" office:value-type="string">
            <text:p>Wil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1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10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902</text:p>
          </table:table-cell>
          <table:table-cell table:style-name="ce2" office:value-type="string">
            <text:p>Wil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8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7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6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5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802</text:p>
          </table:table-cell>
          <table:table-cell table:number-columns-repeated="2" table:style-name="ce2" office:value-type="string">
            <text:p>Bruc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104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103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0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5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202</text:p>
          </table:table-cell>
          <table:table-cell table:style-name="ce2" office:value-type="string">
            <text:p>West Credit River (Erin Branch)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9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4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0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102</text:p>
          </table:table-cell>
          <table:table-cell table:style-name="ce2" office:value-type="string">
            <text:p>Credit River,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6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8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7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6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502</text:p>
          </table:table-cell>
          <table:table-cell table:style-name="ce2" office:value-type="string">
            <text:p>Tributary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402</text:p>
          </table:table-cell>
          <table:table-cell table:style-name="ce2" office:value-type="string">
            <text:p>Tributary to 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13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3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10202</text:p>
          </table:table-cell>
          <table:table-cell table:style-name="ce2" office:value-type="string">
            <text:p>Brougham Creek (Ea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10102</text:p>
          </table:table-cell>
          <table:table-cell table:style-name="ce2" office:value-type="string">
            <text:p>Brougham Creek (We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702</text:p>
          </table:table-cell>
          <table:table-cell table:style-name="ce2" office:value-type="string">
            <text:p>Tributary to 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6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302</text:p>
          </table:table-cell>
          <table:table-cell table:style-name="ce2" office:value-type="string">
            <text:p>Trib to Duffins C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602</text:p>
          </table:table-cell>
          <table:table-cell table:style-name="ce2" office:value-type="string">
            <text:p>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153502</text:p>
          </table:table-cell>
          <table:table-cell table:style-name="ce2" office:value-type="string">
            <text:p>Unname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7502</text:p>
          </table:table-cell>
          <table:table-cell table:style-name="ce2" office:value-type="string">
            <text:p>Trib to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902</text:p>
          </table:table-cell>
          <table:table-cell table:style-name="ce2" office:value-type="string">
            <text:p>Anstruther Lake Outlet</text:p>
          </table:table-cell>
          <table:table-cell table:style-name="ce2" office:value-type="string">
            <text:p>Anstruth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1138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8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702</text:p>
          </table:table-cell>
          <table:table-cell table:style-name="ce2" office:value-type="string">
            <text:p>West 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5900102</text:p>
          </table:table-cell>
          <table:table-cell table:style-name="ce2" office:value-type="string">
            <text:p>Slab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0900102</text:p>
          </table:table-cell>
          <table:table-cell table:style-name="ce2" office:value-type="string">
            <text:p>Hospital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1102</text:p>
          </table:table-cell>
          <table:table-cell table:style-name="ce2" office:value-type="string">
            <text:p>Welland River</text:p>
          </table:table-cell>
          <table:table-cell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1000101002</text:p>
          </table:table-cell>
          <table:table-cell table:style-name="ce2" office:value-type="string">
            <text:p>Chippawa Power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9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8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7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6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5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4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383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10001003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1000100202</text:p>
          </table:table-cell>
          <table:table-cell table:style-name="ce2" office:value-type="string">
            <text:p>Chippawa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1000100102</text:p>
          </table:table-cell>
          <table:table-cell table:style-name="ce2" office:value-type="string">
            <text:p>Chippawa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7023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702202</text:p>
          </table:table-cell>
          <table:table-cell table:style-name="ce2" office:value-type="string">
            <text:p>Hagar-Rambo Diversion Channel</text:p>
          </table:table-cell>
          <table:table-cell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42001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4100102</text:p>
          </table:table-cell>
          <table:table-cell table:style-name="ce2" office:value-type="string">
            <text:p>Graft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3900202</text:p>
          </table:table-cell>
          <table:table-cell table:style-name="ce2" office:value-type="string">
            <text:p>Brooks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3900102</text:p>
          </table:table-cell>
          <table:table-cell table:style-name="ce2" office:value-type="string">
            <text:p>Brooksid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33004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3300302</text:p>
          </table:table-cell>
          <table:table-cell table:style-name="ce2" office:value-type="string">
            <text:p>Cobou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3300202</text:p>
          </table:table-cell>
          <table:table-cell table:style-name="ce2" office:value-type="string">
            <text:p>Cobou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33001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3000102</text:p>
          </table:table-cell>
          <table:table-cell table:number-columns-repeated="2" table:style-name="ce2" office:value-type="string">
            <text:p>Ga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3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2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1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800102</text:p>
          </table:table-cell>
          <table:table-cell table:number-columns-repeated="2" table:style-name="ce2" office:value-type="string">
            <text:p>Gra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7003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700202</text:p>
          </table:table-cell>
          <table:table-cell table:number-columns-repeated="2" table:style-name="ce2" office:value-type="string">
            <text:p>Oro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7001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6003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Sop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6002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16001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2003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2002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200102</text:p>
          </table:table-cell>
          <table:table-cell table:number-columns-repeated="2" table:style-name="ce2" office:value-type="string">
            <text:p>Harmon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202</text:p>
          </table:table-cell>
          <table:table-cell table:style-name="ce2" office:value-type="string">
            <text:p>Montgomer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11001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9003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9001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8004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8003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8002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8001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700102</text:p>
          </table:table-cell>
          <table:table-cell table:style-name="ce2" office:value-type="string">
            <text:p>Carrut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10802</text:p>
          </table:table-cell>
          <table:table-cell table:style-name="ce2" office:value-type="string">
            <text:p>Stouffville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9902</text:p>
          </table:table-cell>
          <table:table-cell table:style-name="ce2" office:value-type="string">
            <text:p>Miller'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9802</text:p>
          </table:table-cell>
          <table:table-cell table:style-name="ce2" office:value-type="string">
            <text:p>Trib. to w.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5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5202</text:p>
          </table:table-cell>
          <table:table-cell table:style-name="ce2" office:value-type="string">
            <text:p>Brougham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51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50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902</text:p>
          </table:table-cell>
          <table:table-cell table:style-name="ce2" office:value-type="string">
            <text:p>Ganateskiago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4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5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4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3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2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102</text:p>
          </table:table-cell>
          <table:table-cell table:style-name="ce2" office:value-type="string">
            <text:p>West Duffins Creek Tributary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40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8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7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6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5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4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3302</text:p>
          </table:table-cell>
          <table:table-cell table:style-name="ce2" office:value-type="string">
            <text:p>Mitchell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3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30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29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2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5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4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3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2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1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20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9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8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7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6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4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3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202</text:p>
          </table:table-cell>
          <table:table-cell table:style-name="ce2" office:value-type="string">
            <text:p>Stouff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1002</text:p>
          </table:table-cell>
          <table:table-cell table:style-name="ce2" office:value-type="string">
            <text:p>West Duffin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902</text:p>
          </table:table-cell>
          <table:table-cell table:style-name="ce2" office:value-type="string">
            <text:p>West Duffins Creek</text:p>
          </table:table-cell>
          <table:table-cell table:style-name="ce2" office:value-type="string">
            <text:p>West 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04008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6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3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0400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900102</text:p>
          </table:table-cell>
          <table:table-cell table:number-columns-repeated="2" table:style-name="ce2" office:value-type="string">
            <text:p>Petticoa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5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4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3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10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9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8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502</text:p>
          </table:table-cell>
          <table:table-cell table:style-name="ce2" office:value-type="string">
            <text:p>Rouge River</text:p>
          </table:table-cell>
          <table:table-cell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3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700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4002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94001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4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3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2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1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10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9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8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7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6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4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302</text:p>
          </table:table-cell>
          <table:table-cell table:style-name="ce2" office:value-type="string">
            <text:p>Don River East</text:p>
          </table:table-cell>
          <table:table-cell table:style-name="ce2" office:value-type="string">
            <text:p>Don River Ea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5002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500102</text:p>
          </table:table-cell>
          <table:table-cell table:style-name="ce2" office:value-type="string">
            <text:p>Don River</text:p>
          </table:table-cell>
          <table:table-cell table:style-name="ce2" office:value-type="string">
            <text:p>Keating Channe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101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10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6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002</text:p>
          </table:table-cell>
          <table:table-cell table:style-name="ce2" office:value-type="string">
            <text:p>E 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902</text:p>
          </table:table-cell>
          <table:table-cell table:style-name="ce2" office:value-type="string">
            <text:p>W Trib to 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45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4402</text:p>
          </table:table-cell>
          <table:table-cell table:style-name="ce2" office:value-type="string">
            <text:p>Col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4302</text:p>
          </table:table-cell>
          <table:table-cell table:style-name="ce2" office:value-type="string">
            <text:p>Trib. to Cold Creek We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20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17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4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1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1002</text:p>
          </table:table-cell>
          <table:table-cell table:style-name="ce2" office:value-type="string">
            <text:p>Humber River East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83009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702</text:p>
          </table:table-cell>
          <table:table-cell table:style-name="ce2" office:value-type="string">
            <text:p>Humber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602</text:p>
          </table:table-cell>
          <table:table-cell table:style-name="ce2" office:value-type="string">
            <text:p>Humber River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Ea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3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West 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0102</text:p>
          </table:table-cell>
          <table:table-cell table:style-name="ce2" office:value-type="string">
            <text:p>Humber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2003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2002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2001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4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3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2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1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3802</text:p>
          </table:table-cell>
          <table:table-cell table:style-name="ce2" office:value-type="string">
            <text:p>West Credit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4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2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7602102</text:p>
          </table:table-cell>
          <table:table-cell table:style-name="ce2" office:value-type="string">
            <text:p>Orange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8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7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7601602</text:p>
          </table:table-cell>
          <table:table-cell table:style-name="ce2" office:value-type="string">
            <text:p>Fletchers Creek</text:p>
          </table:table-cell>
          <table:table-cell table:style-name="ce2" office:value-type="string">
            <text:p>Fletc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1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9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8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6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5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4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76001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800102</text:p>
          </table:table-cell>
          <table:table-cell table:number-columns-repeated="2" table:style-name="ce2" office:value-type="string">
            <text:p>Sherid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1102</text:p>
          </table:table-cell>
          <table:table-cell table:style-name="ce2" office:value-type="string">
            <text:p>East Oakville Creek</text:p>
          </table:table-cell>
          <table:table-cell table:style-name="ce2" office:value-type="string">
            <text:p>East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10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9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802</text:p>
          </table:table-cell>
          <table:table-cell table:style-name="ce2" office:value-type="string">
            <text:p>Oakvil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7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6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5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4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3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Middle 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2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3001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1002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1001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602</text:p>
          </table:table-cell>
          <table:table-cell table:style-name="ce2" office:value-type="string">
            <text:p>Indian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5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0402</text:p>
          </table:table-cell>
          <table:table-cell table:style-name="ce2" office:value-type="string">
            <text:p>Mountsberg Creek</text:p>
          </table:table-cell>
          <table:table-cell table:style-name="ce2" office:value-type="string">
            <text:p>Mountsber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6000302</text:p>
          </table:table-cell>
          <table:table-cell table:style-name="ce2" office:value-type="string">
            <text:p>Mountsberg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2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60001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5400102</text:p>
          </table:table-cell>
          <table:table-cell table:number-columns-repeated="2" table:style-name="ce2" office:value-type="string">
            <text:p>Ramb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5200101</text:p>
          </table:table-cell>
          <table:table-cell table:style-name="ce2" office:value-type="string">
            <text:p>Burlington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50001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3800102</text:p>
          </table:table-cell>
          <table:table-cell table:number-columns-repeated="2" table:style-name="ce2" office:value-type="string">
            <text:p>Fo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3300102</text:p>
          </table:table-cell>
          <table:table-cell table:number-columns-repeated="2" table:style-name="ce2" office:value-type="string">
            <text:p>Thi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2600102</text:p>
          </table:table-cell>
          <table:table-cell table:style-name="ce2" office:value-type="string">
            <text:p>Vineland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6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5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4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302</text:p>
          </table:table-cell>
          <table:table-cell table:number-columns-repeated="2" table:style-name="ce2" office:value-type="string">
            <text:p>Nort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2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4001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2000102</text:p>
          </table:table-cell>
          <table:table-cell table:style-name="ce2" office:value-type="string">
            <text:p>Sixteen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900102</text:p>
          </table:table-cell>
          <table:table-cell table:number-columns-repeated="2" table:style-name="ce2" office:value-type="string">
            <text:p>Fif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902</text:p>
          </table:table-cell>
          <table:table-cell table:style-name="ce2" office:value-type="string">
            <text:p>Old Welland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802</text:p>
          </table:table-cell>
          <table:table-cell table:style-name="ce2" office:value-type="string">
            <text:p>Twelve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7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1700602</text:p>
          </table:table-cell>
          <table:table-cell table:style-name="ce2" office:value-type="string">
            <text:p>Shrin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501</text:p>
          </table:table-cell>
          <table:table-cell table:style-name="ce2" office:value-type="string">
            <text:p>Gibson Lake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4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302</text:p>
          </table:table-cell>
          <table:table-cell table:style-name="ce2" office:value-type="string">
            <text:p>Old Welland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2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700102</text:p>
          </table:table-cell>
          <table:table-cell table:style-name="ce2" office:value-type="string">
            <text:p>Twelve Mile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400202</text:p>
          </table:table-cell>
          <table:table-cell table:style-name="ce2" office:value-type="string">
            <text:p>Welland Ship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400102</text:p>
          </table:table-cell>
          <table:table-cell table:style-name="ce2" office:value-type="string">
            <text:p>Welland Ship Canal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1000102</text:p>
          </table:table-cell>
          <table:table-cell table:number-columns-repeated="2" table:style-name="ce2" office:value-type="string">
            <text:p>Eight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500102</text:p>
          </table:table-cell>
          <table:table-cell table:number-columns-repeated="2" table:style-name="ce2" office:value-type="string">
            <text:p>Six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3005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3004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3003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3002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3001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200102</text:p>
          </table:table-cell>
          <table:table-cell table:number-columns-repeated="2" table:style-name="ce2" office:value-type="string">
            <text:p>Two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00100102</text:p>
          </table:table-cell>
          <table:table-cell table:number-columns-repeated="2" table:style-name="ce2" office:value-type="string">
            <text:p>On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5000900102</text:p>
          </table:table-cell>
          <table:table-cell table:style-name="ce2" office:value-type="string">
            <text:p>Usshers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5000600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5000600102</text:p>
          </table:table-cell>
          <table:table-cell table:style-name="ce2" office:value-type="string">
            <text:p>Black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5000500102</text:p>
          </table:table-cell>
          <table:table-cell table:number-columns-repeated="2" table:style-name="ce2" office:value-type="string">
            <text:p>Bak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5000400102</text:p>
          </table:table-cell>
          <table:table-cell table:number-columns-repeated="2" table:style-name="ce2" office:value-type="string">
            <text:p>Mill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5000300102</text:p>
          </table:table-cell>
          <table:table-cell table:style-name="ce2" office:value-type="string">
            <text:p>Frenchman Creek</text:p>
          </table:table-cell>
          <table:table-cell table:style-name="ce2" office:value-type="string">
            <text:p>Frenchman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4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3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2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700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35004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35003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35002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3500102</text:p>
          </table:table-cell>
          <table:table-cell table:style-name="ce2" office:value-type="string">
            <text:p>Napanee River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1002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31001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2202</text:p>
          </table:table-cell>
          <table:table-cell table:style-name="ce2" office:value-type="string">
            <text:p>Palliser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2102</text:p>
          </table:table-cell>
          <table:table-cell table:style-name="ce2" office:value-type="string">
            <text:p>Palliser Creek</text:p>
          </table:table-cell>
          <table:table-cell table:style-name="ce2" office:value-type="string">
            <text:p>Pallis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2002</text:p>
          </table:table-cell>
          <table:table-cell table:style-name="ce2" office:value-type="string">
            <text:p>Lily Cree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170026019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17002601802</text:p>
          </table:table-cell>
          <table:table-cell table:style-name="ce2" office:value-type="string">
            <text:p>Madoc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83002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83001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80005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80004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80003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80002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80001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72001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6300102</text:p>
          </table:table-cell>
          <table:table-cell table:number-columns-repeated="2" table:style-name="ce2" office:value-type="string">
            <text:p>Bloom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57003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Conse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5200102</text:p>
          </table:table-cell>
          <table:table-cell table:number-columns-repeated="2" table:style-name="ce2" office:value-type="string">
            <text:p>Smith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5100102</text:p>
          </table:table-cell>
          <table:table-cell table:number-columns-repeated="2" table:style-name="ce2" office:value-type="string">
            <text:p>Procto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4800102</text:p>
          </table:table-cell>
          <table:table-cell table:number-columns-repeated="2" table:style-name="ce2" office:value-type="string">
            <text:p>Sale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4600102</text:p>
          </table:table-cell>
          <table:table-cell table:style-name="ce2" office:value-type="string">
            <text:p>Colborne Creek</text:p>
          </table:table-cell>
          <table:table-cell table:style-name="ce2" office:value-type="string">
            <text:p>Colbor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60142002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7021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7019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7018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1702</text:p>
          </table:table-cell>
          <table:table-cell table:style-name="ce2" office:value-type="string">
            <text:p>Hickory Brook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502</text:p>
          </table:table-cell>
          <table:table-cell table:style-name="ce2" office:value-type="string">
            <text:p>Grindstone Creek Tributary</text:p>
          </table:table-cell>
          <table:table-cell/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2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90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8004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2" office:value-type="string">
            <text:p>09000800302</text:p>
          </table:table-cell>
          <table:table-cell table:style-name="ce2" office:value-type="string">
            <text:p>Spencer Creek West</text:p>
          </table:table-cell>
          <table:table-cell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800202</text:p>
          </table:table-cell>
          <table:table-cell table:style-name="ce2" office:value-type="string">
            <text:p>Desjardins Canal</text:p>
          </table:table-cell>
          <table:table-cell table:style-name="ce2" office:value-type="string">
            <text:p>Borer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800102</text:p>
          </table:table-cell>
          <table:table-cell table:style-name="ce2" office:value-type="string">
            <text:p>Spencer Creek</text:p>
          </table:table-cell>
          <table:table-cell table:style-name="ce2" office:value-type="string">
            <text:p>Coldwa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1004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1003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1002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90001001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0007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 table:number-rows-repeated="1047699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:Sheet1.L22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">
      <number:text>(</number:text>
      <number:number number:decimal-places="0" number:min-integer-digits="1" number:grouping="true"/>
      <number:text> $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$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$ </number:text>
    </number:number-style>
    <number:number-style style:name="N122">
      <number:text>(</number:text>
      <number:number number:decimal-places="2" number:min-integer-digits="1" number:grouping="true"/>
      <number:text> $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$ </number:text>
    </number:number-style>
    <number:number-style style:name="N123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3P0"/>
    </number:number-style>
    <number:currency-style style:name="N124P0" style:volatile="true">
      <number:text> </number:text>
      <number:number number:decimal-places="0" number:min-integer-digits="1" number:grouping="true"/>
      <number:text>     </number:text>
    </number:currency-style>
    <number:currency-style style:name="N124P1" style:volatile="true">
      <number:text> (</number:text>
      <number:number number:decimal-places="0" number:min-integer-digits="1" number:grouping="true"/>
      <number:text>)    </number:text>
    </number:currency-style>
    <number:currency-style style:name="N124P2" style:volatile="true">
      <number:text> -    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$ </number:text>
    </number:number-style>
    <number:number-style style:name="N125P1" style:volatile="true">
      <number:text> (</number:text>
      <number:number number:decimal-places="0" number:min-integer-digits="1" number:grouping="true"/>
      <number:text>) $ </number:text>
    </number:number-style>
    <number:number-style style:name="N125P2" style:volatile="true">
      <number:text> -  $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number number:decimal-places="2" number:min-integer-digits="1" number:grouping="true"/>
      <number:text>     </number:text>
    </number:currency-style>
    <number:currency-style style:name="N126P1" style:volatile="true">
      <number:text> (</number:text>
      <number:number number:decimal-places="2" number:min-integer-digits="1" number:grouping="true"/>
      <number:text>)    </number:text>
    </number:currency-style>
    <number:currency-style style:name="N126P2" style:volatile="true">
      <number:text> -</number:text>
      <number:number number:decimal-places="0" number:min-integer-digits="0"/>
      <number:text>    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$ </number:text>
    </number:number-style>
    <number:number-style style:name="N127P1" style:volatile="true">
      <number:text> (</number:text>
      <number:number number:decimal-places="2" number:min-integer-digits="1" number:grouping="true"/>
      <number:text>) $ </number:text>
    </number:number-style>
    <number:number-style style:name="N127P2" style:volatile="true">
      <number:text> -</number:text>
      <number:number number:decimal-places="0" number:min-integer-digits="0"/>
      <number:text>  $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Crosby</meta:initial-creator>
    <meta:creation-date>2013-02-28T11:37:58</meta:creation-date>
    <dc:date>2013-02-28T12:04:40</dc:date>
    <dc:creator>Alexander Crosby</dc:creator>
    <meta:editing-duration>P0D</meta:editing-duration>
    <meta:editing-cycles>1</meta:editing-cycles>
    <meta:document-statistic meta:table-count="3" meta:cell-count="4754" meta:object-count="0"/>
    <meta:generator>LibreOffice/3.5$Linux_X86_64 LibreOffice_project/350m1$Build-2</meta:generator>
  </office:meta>
</office:document-meta>
</file>